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146in"/>
    </style:style>
    <style:style style:name="ro1" style:family="table-row">
      <style:table-row-properties style:row-height="0.20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tmo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R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</text:p>
          </table:table-cell>
          <table:covered-table-cell table:number-columns-repeated="2"/>
          <table:table-cell office:value-type="string" calcext:value-type="string">
            <text:p>QRS</text:p>
          </table:table-cell>
          <table:table-cell/>
        </table:table-row>
        <table:table-row table:style-name="ro1">
          <table:table-cell office:value-type="string" calcext:value-type="string">
            <text:p>Normal sinus</text:p>
          </table:table-cell>
          <table:table-cell table:formula="of:=1000000*60/120000" office:value-type="float" office:value="500" calcext:value-type="float">
            <text:p>500</text:p>
          </table:table-cell>
          <table:table-cell table:formula="of:=([.B2]+[.D2])/2" office:value-type="float" office:value="750" calcext:value-type="float">
            <text:p>750</text:p>
          </table:table-cell>
          <table:table-cell table:formula="of:=1000000*60/60000" office:value-type="float" office:value="1000" calcext:value-type="float">
            <text:p>1000</text:p>
          </table:table-cell>
          <table:table-cell table:formula="of:=0.12*1000" office:value-type="float" office:value="120" calcext:value-type="float">
            <text:p>120</text:p>
          </table:table-cell>
          <table:table-cell table:formula="of:=([.E2]+[.G2])/2" office:value-type="float" office:value="160" calcext:value-type="float">
            <text:p>160</text:p>
          </table:table-cell>
          <table:table-cell table:formula="of:=0.2*1000" office:value-type="float" office:value="200" calcext:value-type="float">
            <text:p>200</text:p>
          </table:table-cell>
          <table:table-cell table:formula="of:=0.12*1000" office:value-type="float" office:value="120" calcext:value-type="float">
            <text:p>120</text:p>
          </table:table-cell>
          <table:table-cell office:value-type="string" calcext:value-type="string">
            <text:p>(normal)</text:p>
          </table:table-cell>
        </table:table-row>
        <table:table-row table:style-name="ro1">
          <table:table-cell office:value-type="string" calcext:value-type="string">
            <text:p>Sinus bradycardia</text:p>
          </table:table-cell>
          <table:table-cell table:formula="of:=1000000*60/50000" office:value-type="float" office:value="1200" calcext:value-type="float">
            <text:p>1200</text:p>
          </table:table-cell>
          <table:table-cell table:formula="of:=([.B3]+[.D3])/2" office:value-type="float" office:value="1100" calcext:value-type="float">
            <text:p>1100</text:p>
          </table:table-cell>
          <table:table-cell table:formula="of:=1000000*60/60000" office:value-type="float" office:value="1000" calcext:value-type="float">
            <text:p>1000</text:p>
          </table:table-cell>
          <table:table-cell table:formula="of:=0.12*1000" office:value-type="float" office:value="120" calcext:value-type="float">
            <text:p>120</text:p>
          </table:table-cell>
          <table:table-cell table:formula="of:=([.E3]+[.G3])/2" office:value-type="float" office:value="160" calcext:value-type="float">
            <text:p>160</text:p>
          </table:table-cell>
          <table:table-cell table:formula="of:=0.2*1000" office:value-type="float" office:value="200" calcext:value-type="float">
            <text:p>200</text:p>
          </table:table-cell>
          <table:table-cell table:formula="of:=0.12*1000" office:value-type="float" office:value="120" calcext:value-type="float">
            <text:p>120</text:p>
          </table:table-cell>
          <table:table-cell office:value-type="string" calcext:value-type="string">
            <text:p>(steady rate)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Hoja2" table:style-name="ta1">
        <table:table-column table:style-name="co2" table:number-columns-repeated="9" table:default-cell-style-name="Default"/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A1]*[.B1]" office:value-type="float" office:value="260" calcext:value-type="float">
            <text:p>260</text:p>
          </table:table-cell>
          <table:table-cell table:formula="of:=[.C1]/25" office:value-type="float" office:value="10.4" calcext:value-type="float">
            <text:p>10.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F1]*[.G1]" office:value-type="float" office:value="140" calcext:value-type="float">
            <text:p>140</text:p>
          </table:table-cell>
          <table:table-cell table:formula="of:=[.H1]/10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A2]*[.B1]" office:value-type="float" office:value="65" calcext:value-type="float">
            <text:p>65</text:p>
          </table:table-cell>
          <table:table-cell table:formula="of:=[.C2]/25" office:value-type="float" office:value="2.6" calcext:value-type="float">
            <text:p>2.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rop ancho</text:p>
          </table:table-cell>
          <table:table-cell table:formula="of:=[.C3]*100/1200" office:value-type="float" office:value="1.91666666666667" calcext:value-type="float">
            <text:p>1.91666666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o</text:p>
          </table:table-cell>
          <table:table-cell table:formula="of:=665/[.F1]" office:value-type="float" office:value="23.75" calcext:value-type="float">
            <text:p>23.7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rop alto</text:p>
          </table:table-cell>
          <table:table-cell table:formula="of:=[.C3]*100/665" office:value-type="float" office:value="3.45864661654135" calcext:value-type="float">
            <text:p>3.458646616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float" office:value="0.0208333333" calcext:value-type="float">
            <text:p>0.0208333333</text:p>
          </table:table-cell>
          <table:table-cell table:number-columns-repeated="7"/>
        </table:table-row>
        <table:table-row table:style-name="ro1">
          <table:table-cell/>
          <table:table-cell table:style-name="ce2" table:formula="of:=[.B8]*1200" office:value-type="float" office:value="24.99999996" calcext:value-type="float">
            <text:p>24.99999996</text:p>
          </table:table-cell>
          <table:table-cell table:formula="of:=[.B9]*12.5" office:value-type="float" office:value="312.4999995" calcext:value-type="float">
            <text:p>312.4999995</text:p>
          </table:table-cell>
          <table:table-cell table:number-columns-repeated="6"/>
        </table:table-row>
      </table:table>
      <table:table table:name="Sigmoide" table:style-name="ta1">
        <table:shapes>
          <draw:frame draw:z-index="0" draw:style-name="gr1" draw:text-style-name="P1" svg:width="6.3016in" svg:height="3.5441in" svg:x="2.8339in" svg:y="1.0071in">
            <draw:object draw:notify-on-update-of-ranges="Sigmoide.A2:Sigmoide.A22 Sigmoide.B1:Sigmoide.B1 Sigmoide.B2:Sigmoide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/(1+EXP((-1*[.$C$2])*([.A2]-[.$D$2])))" office:value-type="float" office:value="0.52497918747894" calcext:value-type="float">
            <text:p>0.52497918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]+[.$E$2]" office:value-type="float" office:value="1100" calcext:value-type="float">
            <text:p>1100</text:p>
          </table:table-cell>
          <table:table-cell table:formula="of:=1/(1+EXP((-1*[.$C$2])*([.A3]-[.$D$2])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.A3]+[.$E$2]" office:value-type="float" office:value="1200" calcext:value-type="float">
            <text:p>1200</text:p>
          </table:table-cell>
          <table:table-cell table:formula="of:=1/(1+EXP((-1*[.$C$2])*([.A4]-[.$D$2])))" office:value-type="float" office:value="0.47502081252106" calcext:value-type="float">
            <text:p>0.4750208125</text:p>
          </table:table-cell>
          <table:table-cell table:number-columns-repeated="3"/>
        </table:table-row>
        <table:table-row table:style-name="ro1">
          <table:table-cell table:formula="of:=[.A4]+[.$E$2]" office:value-type="float" office:value="1300" calcext:value-type="float">
            <text:p>1300</text:p>
          </table:table-cell>
          <table:table-cell table:formula="of:=1/(1+EXP((-1*[.$C$2])*([.A5]-[.$D$2])))" office:value-type="float" office:value="0.450166002687522" calcext:value-type="float">
            <text:p>0.4501660027</text:p>
          </table:table-cell>
          <table:table-cell table:number-columns-repeated="3"/>
        </table:table-row>
        <table:table-row table:style-name="ro1">
          <table:table-cell table:formula="of:=[.A5]+[.$E$2]" office:value-type="float" office:value="1400" calcext:value-type="float">
            <text:p>1400</text:p>
          </table:table-cell>
          <table:table-cell table:formula="of:=1/(1+EXP((-1*[.$C$2])*([.A6]-[.$D$2])))" office:value-type="float" office:value="0.425557483188341" calcext:value-type="float">
            <text:p>0.4255574832</text:p>
          </table:table-cell>
          <table:table-cell table:number-columns-repeated="3"/>
        </table:table-row>
        <table:table-row table:style-name="ro1">
          <table:table-cell table:formula="of:=[.A6]+[.$E$2]" office:value-type="float" office:value="1500" calcext:value-type="float">
            <text:p>1500</text:p>
          </table:table-cell>
          <table:table-cell table:formula="of:=1/(1+EXP((-1*[.$C$2])*([.A7]-[.$D$2])))" office:value-type="float" office:value="0.401312339887548" calcext:value-type="float">
            <text:p>0.4013123399</text:p>
          </table:table-cell>
          <table:table-cell table:number-columns-repeated="3"/>
        </table:table-row>
        <table:table-row table:style-name="ro1">
          <table:table-cell table:formula="of:=[.A7]+[.$E$2]" office:value-type="float" office:value="1600" calcext:value-type="float">
            <text:p>1600</text:p>
          </table:table-cell>
          <table:table-cell table:formula="of:=1/(1+EXP((-1*[.$C$2])*([.A8]-[.$D$2])))" office:value-type="float" office:value="0.377540668798145" calcext:value-type="float">
            <text:p>0.3775406688</text:p>
          </table:table-cell>
          <table:table-cell table:number-columns-repeated="3"/>
        </table:table-row>
        <table:table-row table:style-name="ro1">
          <table:table-cell table:formula="of:=[.A8]+[.$E$2]" office:value-type="float" office:value="1700" calcext:value-type="float">
            <text:p>1700</text:p>
          </table:table-cell>
          <table:table-cell table:formula="of:=1/(1+EXP((-1*[.$C$2])*([.A9]-[.$D$2])))" office:value-type="float" office:value="0.354343693774205" calcext:value-type="float">
            <text:p>0.3543436938</text:p>
          </table:table-cell>
          <table:table-cell table:number-columns-repeated="3"/>
        </table:table-row>
        <table:table-row table:style-name="ro1">
          <table:table-cell table:formula="of:=[.A9]+[.$E$2]" office:value-type="float" office:value="1800" calcext:value-type="float">
            <text:p>1800</text:p>
          </table:table-cell>
          <table:table-cell table:formula="of:=1/(1+EXP((-1*[.$C$2])*([.A10]-[.$D$2])))" office:value-type="float" office:value="0.331812227831834" calcext:value-type="float">
            <text:p>0.3318122278</text:p>
          </table:table-cell>
          <table:table-cell table:number-columns-repeated="3"/>
        </table:table-row>
        <table:table-row table:style-name="ro1">
          <table:table-cell table:formula="of:=[.A10]+[.$E$2]" office:value-type="float" office:value="1900" calcext:value-type="float">
            <text:p>1900</text:p>
          </table:table-cell>
          <table:table-cell table:formula="of:=1/(1+EXP((-1*[.$C$2])*([.A11]-[.$D$2])))" office:value-type="float" office:value="0.310025518872388" calcext:value-type="float">
            <text:p>0.3100255189</text:p>
          </table:table-cell>
          <table:table-cell table:number-columns-repeated="3"/>
        </table:table-row>
        <table:table-row table:style-name="ro1">
          <table:table-cell table:formula="of:=[.A11]+[.$E$2]" office:value-type="float" office:value="2000" calcext:value-type="float">
            <text:p>2000</text:p>
          </table:table-cell>
          <table:table-cell table:formula="of:=1/(1+EXP((-1*[.$C$2])*([.A12]-[.$D$2])))" office:value-type="float" office:value="0.289050497374996" calcext:value-type="float">
            <text:p>0.2890504974</text:p>
          </table:table-cell>
          <table:table-cell table:number-columns-repeated="3"/>
        </table:table-row>
        <table:table-row table:style-name="ro1">
          <table:table-cell table:formula="of:=[.A12]+[.$E$2]" office:value-type="float" office:value="2100" calcext:value-type="float">
            <text:p>2100</text:p>
          </table:table-cell>
          <table:table-cell table:formula="of:=1/(1+EXP((-1*[.$C$2])*([.A13]-[.$D$2])))" office:value-type="float" office:value="0.268941421369995" calcext:value-type="float">
            <text:p>0.2689414214</text:p>
          </table:table-cell>
          <table:table-cell table:number-columns-repeated="3"/>
        </table:table-row>
        <table:table-row table:style-name="ro1">
          <table:table-cell table:formula="of:=[.A13]+[.$E$2]" office:value-type="float" office:value="2200" calcext:value-type="float">
            <text:p>2200</text:p>
          </table:table-cell>
          <table:table-cell table:formula="of:=1/(1+EXP((-1*[.$C$2])*([.A14]-[.$D$2])))" office:value-type="float" office:value="0.249739894404882" calcext:value-type="float">
            <text:p>0.2497398944</text:p>
          </table:table-cell>
          <table:table-cell table:number-columns-repeated="3"/>
        </table:table-row>
        <table:table-row table:style-name="ro1">
          <table:table-cell table:formula="of:=[.A14]+[.$E$2]" office:value-type="float" office:value="2300" calcext:value-type="float">
            <text:p>2300</text:p>
          </table:table-cell>
          <table:table-cell table:formula="of:=1/(1+EXP((-1*[.$C$2])*([.A15]-[.$D$2])))" office:value-type="float" office:value="0.231475216500982" calcext:value-type="float">
            <text:p>0.2314752165</text:p>
          </table:table-cell>
          <table:table-cell table:number-columns-repeated="3"/>
        </table:table-row>
        <table:table-row table:style-name="ro1">
          <table:table-cell table:formula="of:=[.A15]+[.$E$2]" office:value-type="float" office:value="2400" calcext:value-type="float">
            <text:p>2400</text:p>
          </table:table-cell>
          <table:table-cell table:formula="of:=1/(1+EXP((-1*[.$C$2])*([.A16]-[.$D$2])))" office:value-type="float" office:value="0.214165016957441" calcext:value-type="float">
            <text:p>0.214165017</text:p>
          </table:table-cell>
          <table:table-cell table:number-columns-repeated="3"/>
        </table:table-row>
        <table:table-row table:style-name="ro1">
          <table:table-cell table:formula="of:=[.A16]+[.$E$2]" office:value-type="float" office:value="2500" calcext:value-type="float">
            <text:p>2500</text:p>
          </table:table-cell>
          <table:table-cell table:formula="of:=1/(1+EXP((-1*[.$C$2])*([.A17]-[.$D$2])))" office:value-type="float" office:value="0.197816111441418" calcext:value-type="float">
            <text:p>0.1978161114</text:p>
          </table:table-cell>
          <table:table-cell table:number-columns-repeated="3"/>
        </table:table-row>
        <table:table-row table:style-name="ro1">
          <table:table-cell table:formula="of:=[.A17]+[.$E$2]" office:value-type="float" office:value="2600" calcext:value-type="float">
            <text:p>2600</text:p>
          </table:table-cell>
          <table:table-cell table:formula="of:=1/(1+EXP((-1*[.$C$2])*([.A18]-[.$D$2])))" office:value-type="float" office:value="0.182425523806356" calcext:value-type="float">
            <text:p>0.1824255238</text:p>
          </table:table-cell>
          <table:table-cell table:number-columns-repeated="3"/>
        </table:table-row>
        <table:table-row table:style-name="ro1">
          <table:table-cell table:formula="of:=[.A18]+[.$E$2]" office:value-type="float" office:value="2700" calcext:value-type="float">
            <text:p>2700</text:p>
          </table:table-cell>
          <table:table-cell table:formula="of:=1/(1+EXP((-1*[.$C$2])*([.A19]-[.$D$2])))" office:value-type="float" office:value="0.167981614866076" calcext:value-type="float">
            <text:p>0.1679816149</text:p>
          </table:table-cell>
          <table:table-cell table:number-columns-repeated="3"/>
        </table:table-row>
        <table:table-row table:style-name="ro1">
          <table:table-cell table:formula="of:=[.A19]+[.$E$2]" office:value-type="float" office:value="2800" calcext:value-type="float">
            <text:p>2800</text:p>
          </table:table-cell>
          <table:table-cell table:formula="of:=1/(1+EXP((-1*[.$C$2])*([.A20]-[.$D$2])))" office:value-type="float" office:value="0.154465265083535" calcext:value-type="float">
            <text:p>0.1544652651</text:p>
          </table:table-cell>
          <table:table-cell table:number-columns-repeated="3"/>
        </table:table-row>
        <table:table-row table:style-name="ro1">
          <table:table-cell table:formula="of:=[.A20]+[.$E$2]" office:value-type="float" office:value="2900" calcext:value-type="float">
            <text:p>2900</text:p>
          </table:table-cell>
          <table:table-cell table:formula="of:=1/(1+EXP((-1*[.$C$2])*([.A21]-[.$D$2])))" office:value-type="float" office:value="0.141851064900488" calcext:value-type="float">
            <text:p>0.1418510649</text:p>
          </table:table-cell>
          <table:table-cell table:number-columns-repeated="3"/>
        </table:table-row>
        <table:table-row table:style-name="ro1">
          <table:table-cell table:formula="of:=[.A21]+[.$E$2]" office:value-type="float" office:value="3000" calcext:value-type="float">
            <text:p>3000</text:p>
          </table:table-cell>
          <table:table-cell table:formula="of:=1/(1+EXP((-1*[.$C$2])*([.A22]-[.$D$2])))" office:value-type="float" office:value="0.130108474362998" calcext:value-type="float">
            <text:p>0.1301084744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11.1295in" svg:height="4.0189in" svg:x="1.8142in" svg:y="158.6906in">
            <draw:object draw:notify-on-update-of-ranges="Sheet4.A1:Sheet4.A764 Sheet4.B1:Sheet4.B76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[.B1]+175)" office:value-type="float" office:value="173" calcext:value-type="float">
            <text:p>17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([.B2]+175)"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B3]+175)" office:value-type="float" office:value="175" calcext:value-type="float">
            <text:p>17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([.B4]+175)"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([.B5]+175)"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([.B6]+175)"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formula="of:=([.B7]+175)"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([.B8]+175)"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([.B9]+175)"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([.B10]+175)"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([.B11]+175)"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formula="of:=([.B12]+175)"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formula="of:=([.B13]+175)"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formula="of:=([.B1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table:formula="of:=([.B15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table:formula="of:=([.B16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table:formula="of:=([.B1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table:formula="of:=([.B1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formula="of:=([.B19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table:formula="of:=([.B20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table:formula="of:=([.B21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table:formula="of:=([.B22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table:formula="of:=([.B23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table:formula="of:=([.B2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table:formula="of:=([.B25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table:formula="of:=([.B26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" calcext:value-type="float">
            <text:p>-2</text:p>
          </table:table-cell>
          <table:table-cell table:formula="of:=([.B2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table:formula="of:=([.B2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table:formula="of:=([.B29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" calcext:value-type="float">
            <text:p>-2</text:p>
          </table:table-cell>
          <table:table-cell table:formula="of:=([.B30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  <table:table-cell table:formula="of:=([.B31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" calcext:value-type="float">
            <text:p>-3</text:p>
          </table:table-cell>
          <table:table-cell table:formula="of:=([.B32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" calcext:value-type="float">
            <text:p>-2</text:p>
          </table:table-cell>
          <table:table-cell table:formula="of:=([.B33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" calcext:value-type="float">
            <text:p>-2</text:p>
          </table:table-cell>
          <table:table-cell table:formula="of:=([.B3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table:formula="of:=([.B35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table:formula="of:=([.B36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table:formula="of:=([.B3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table:formula="of:=([.B3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([.B39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[.B40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([.B41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([.B42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([.B43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([.B44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([.B45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([.B46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([.B47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([.B48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([.B49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([.B50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([.B51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table:formula="of:=([.B5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table:formula="of:=([.B53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" calcext:value-type="float">
            <text:p>-3</text:p>
          </table:table-cell>
          <table:table-cell table:formula="of:=([.B54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" calcext:value-type="float">
            <text:p>-3</text:p>
          </table:table-cell>
          <table:table-cell table:formula="of:=([.B55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" calcext:value-type="float">
            <text:p>-4</text:p>
          </table:table-cell>
          <table:table-cell table:formula="of:=([.B56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" calcext:value-type="float">
            <text:p>-4</text:p>
          </table:table-cell>
          <table:table-cell table:formula="of:=([.B57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" calcext:value-type="float">
            <text:p>-5</text:p>
          </table:table-cell>
          <table:table-cell table:formula="of:=([.B58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table:formula="of:=([.B59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" calcext:value-type="float">
            <text:p>-5</text:p>
          </table:table-cell>
          <table:table-cell table:formula="of:=([.B60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table:formula="of:=([.B61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" calcext:value-type="float">
            <text:p>-5</text:p>
          </table:table-cell>
          <table:table-cell table:formula="of:=([.B62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" calcext:value-type="float">
            <text:p>-5</text:p>
          </table:table-cell>
          <table:table-cell table:formula="of:=([.B63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table:formula="of:=([.B64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table:formula="of:=([.B65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" calcext:value-type="float">
            <text:p>-5</text:p>
          </table:table-cell>
          <table:table-cell table:formula="of:=([.B66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" calcext:value-type="float">
            <text:p>-5</text:p>
          </table:table-cell>
          <table:table-cell table:formula="of:=([.B67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table:formula="of:=([.B68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" calcext:value-type="float">
            <text:p>-5</text:p>
          </table:table-cell>
          <table:table-cell table:formula="of:=([.B69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" calcext:value-type="float">
            <text:p>-5</text:p>
          </table:table-cell>
          <table:table-cell table:formula="of:=([.B70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table:formula="of:=([.B71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([.B72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([.B73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([.B74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([.B75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([.B76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([.B77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table:formula="of:=([.B7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" calcext:value-type="float">
            <text:p>-2</text:p>
          </table:table-cell>
          <table:table-cell table:formula="of:=([.B79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([.B80]+175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([.B81]+175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formula="of:=([.B82]+175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formula="of:=([.B83]+175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([.B84]+175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formula="of:=([.B85]+175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formula="of:=([.B86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formula="of:=([.B87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formula="of:=([.B88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table:formula="of:=([.B89]+175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([.B90]+175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([.B91]+175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formula="of:=([.B92]+175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([.B93]+175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formula="of:=([.B94]+175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([.B95]+175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([.B96]+175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([.B97]+175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([.B98]+175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formula="of:=([.B99]+175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([.B100]+175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formula="of:=([.B101]+175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formula="of:=([.B102]+175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formula="of:=([.B103]+175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formula="of:=([.B104]+175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formula="of:=([.B105]+175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formula="of:=([.B106]+175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formula="of:=([.B107]+175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formula="of:=([.B108]+175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formula="of:=([.B109]+175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formula="of:=([.B110]+175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formula="of:=([.B111]+175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formula="of:=([.B112]+175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formula="of:=([.B113]+175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formula="of:=([.B114]+175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formula="of:=([.B115]+175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formula="of:=([.B116]+175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formula="of:=([.B117]+175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formula="of:=([.B118]+175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formula="of:=([.B119]+175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formula="of:=([.B120]+175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formula="of:=([.B121]+175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formula="of:=([.B122]+175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formula="of:=([.B123]+175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formula="of:=([.B124]+175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formula="of:=([.B125]+175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table:formula="of:=([.B126]+175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formula="of:=([.B127]+175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table:formula="of:=([.B128]+175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formula="of:=([.B129]+175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table:formula="of:=([.B130]+175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formula="of:=([.B131]+175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formula="of:=([.B132]+175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table:formula="of:=([.B133]+175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formula="of:=([.B134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formula="of:=([.B135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formula="of:=([.B136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([.B137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formula="of:=([.B138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([.B139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([.B140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([.B141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([.B142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([.B143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([.B144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([.B145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([.B146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([.B147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([.B148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([.B149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([.B150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([.B151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([.B152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([.B153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([.B154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([.B155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([.B156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([.B157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([.B158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([.B159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([.B160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([.B161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([.B162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formula="of:=([.B163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([.B164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formula="of:=([.B165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formula="of:=([.B166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table:formula="of:=([.B167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([.B168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formula="of:=([.B169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formula="of:=([.B170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([.B171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([.B172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table:formula="of:=([.B173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([.B174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formula="of:=([.B175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formula="of:=([.B176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([.B177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formula="of:=([.B178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table:formula="of:=([.B179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([.B180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formula="of:=([.B181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table:formula="of:=([.B182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table:formula="of:=([.B183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table:formula="of:=([.B184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table:formula="of:=([.B185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table:formula="of:=([.B186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table:formula="of:=([.B187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table:formula="of:=([.B188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table:formula="of:=([.B189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formula="of:=([.B190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formula="of:=([.B191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table:formula="of:=([.B192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table:formula="of:=([.B193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table:formula="of:=([.B194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([.B195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([.B196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formula="of:=([.B197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table:formula="of:=([.B198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table:formula="of:=([.B199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table:formula="of:=([.B200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formula="of:=([.B201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([.B202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formula="of:=([.B203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([.B204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([.B205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([.B206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([.B207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formula="of:=([.B208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([.B209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([.B210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formula="of:=([.B211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([.B212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([.B21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([.B21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([.B21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formula="of:=([.B216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([.B217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([.B218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([.B219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([.B220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([.B221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([.B222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([.B22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([.B22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([.B22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table:formula="of:=([.B22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table:formula="of:=([.B22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table:formula="of:=([.B22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table:formula="of:=([.B22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table:formula="of:=([.B230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table:formula="of:=([.B231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table:formula="of:=([.B23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table:formula="of:=([.B233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table:formula="of:=([.B234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table:formula="of:=([.B235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table:formula="of:=([.B23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table:formula="of:=([.B23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table:formula="of:=([.B23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table:formula="of:=([.B239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table:formula="of:=([.B240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table:formula="of:=([.B241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table:formula="of:=([.B242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table:formula="of:=([.B243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table:formula="of:=([.B24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table:formula="of:=([.B245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table:formula="of:=([.B246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table:formula="of:=([.B24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table:formula="of:=([.B24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table:formula="of:=([.B249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table:formula="of:=([.B250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table:formula="of:=([.B251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table:formula="of:=([.B252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table:formula="of:=([.B253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table:formula="of:=([.B254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table:formula="of:=([.B255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table:formula="of:=([.B256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4" calcext:value-type="float">
            <text:p>-4</text:p>
          </table:table-cell>
          <table:table-cell table:formula="of:=([.B257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4" calcext:value-type="float">
            <text:p>-4</text:p>
          </table:table-cell>
          <table:table-cell table:formula="of:=([.B258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4" calcext:value-type="float">
            <text:p>-4</text:p>
          </table:table-cell>
          <table:table-cell table:formula="of:=([.B259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table:formula="of:=([.B260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table:formula="of:=([.B261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table:formula="of:=([.B262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table:formula="of:=([.B263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table:formula="of:=([.B264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table:formula="of:=([.B265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4" calcext:value-type="float">
            <text:p>-4</text:p>
          </table:table-cell>
          <table:table-cell table:formula="of:=([.B266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4" calcext:value-type="float">
            <text:p>-4</text:p>
          </table:table-cell>
          <table:table-cell table:formula="of:=([.B267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4" calcext:value-type="float">
            <text:p>-4</text:p>
          </table:table-cell>
          <table:table-cell table:formula="of:=([.B268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table:formula="of:=([.B269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" calcext:value-type="float">
            <text:p>-4</text:p>
          </table:table-cell>
          <table:table-cell table:formula="of:=([.B270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4" calcext:value-type="float">
            <text:p>-4</text:p>
          </table:table-cell>
          <table:table-cell table:formula="of:=([.B271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4" calcext:value-type="float">
            <text:p>-4</text:p>
          </table:table-cell>
          <table:table-cell table:formula="of:=([.B272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4" calcext:value-type="float">
            <text:p>-4</text:p>
          </table:table-cell>
          <table:table-cell table:formula="of:=([.B273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4" calcext:value-type="float">
            <text:p>-4</text:p>
          </table:table-cell>
          <table:table-cell table:formula="of:=([.B274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4" calcext:value-type="float">
            <text:p>-4</text:p>
          </table:table-cell>
          <table:table-cell table:formula="of:=([.B275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4" calcext:value-type="float">
            <text:p>-4</text:p>
          </table:table-cell>
          <table:table-cell table:formula="of:=([.B276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4" calcext:value-type="float">
            <text:p>-4</text:p>
          </table:table-cell>
          <table:table-cell table:formula="of:=([.B277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6" calcext:value-type="float">
            <text:p>86</text:p>
          </table:table-cell>
          <table:table-cell table:formula="of:=([.B278]+175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6" calcext:value-type="float">
            <text:p>86</text:p>
          </table:table-cell>
          <table:table-cell table:formula="of:=([.B279]+175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table:formula="of:=([.B280]+175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([.B281]+175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4" calcext:value-type="float">
            <text:p>-4</text:p>
          </table:table-cell>
          <table:table-cell table:formula="of:=([.B282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2" calcext:value-type="float">
            <text:p>92</text:p>
          </table:table-cell>
          <table:table-cell table:formula="of:=([.B283]+175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2" calcext:value-type="float">
            <text:p>92</text:p>
          </table:table-cell>
          <table:table-cell table:formula="of:=([.B284]+175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table:formula="of:=([.B285]+175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0" calcext:value-type="float">
            <text:p>90</text:p>
          </table:table-cell>
          <table:table-cell table:formula="of:=([.B286]+175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9" calcext:value-type="float">
            <text:p>89</text:p>
          </table:table-cell>
          <table:table-cell table:formula="of:=([.B287]+175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table:formula="of:=([.B288]+175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7" calcext:value-type="float">
            <text:p>87</text:p>
          </table:table-cell>
          <table:table-cell table:formula="of:=([.B289]+175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6" calcext:value-type="float">
            <text:p>76</text:p>
          </table:table-cell>
          <table:table-cell table:formula="of:=([.B290]+175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table:formula="of:=([.B291]+175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table:formula="of:=([.B292]+175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3" calcext:value-type="float">
            <text:p>73</text:p>
          </table:table-cell>
          <table:table-cell table:formula="of:=([.B293]+175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2" calcext:value-type="float">
            <text:p>72</text:p>
          </table:table-cell>
          <table:table-cell table:formula="of:=([.B294]+175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table:formula="of:=([.B295]+175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" calcext:value-type="float">
            <text:p>44</text:p>
          </table:table-cell>
          <table:table-cell table:formula="of:=([.B296]+175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3" calcext:value-type="float">
            <text:p>43</text:p>
          </table:table-cell>
          <table:table-cell table:formula="of:=([.B297]+175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table:formula="of:=([.B298]+175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" calcext:value-type="float">
            <text:p>41</text:p>
          </table:table-cell>
          <table:table-cell table:formula="of:=([.B299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table:formula="of:=([.B300]+175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" calcext:value-type="float">
            <text:p>39</text:p>
          </table:table-cell>
          <table:table-cell table:formula="of:=([.B301]+175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4" calcext:value-type="float">
            <text:p>-4</text:p>
          </table:table-cell>
          <table:table-cell table:formula="of:=([.B302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8" calcext:value-type="float">
            <text:p>-28</text:p>
          </table:table-cell>
          <table:table-cell table:formula="of:=([.B303]+175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9" calcext:value-type="float">
            <text:p>-29</text:p>
          </table:table-cell>
          <table:table-cell table:formula="of:=([.B304]+175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0" calcext:value-type="float">
            <text:p>-30</text:p>
          </table:table-cell>
          <table:table-cell table:formula="of:=([.B305]+175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1" calcext:value-type="float">
            <text:p>-31</text:p>
          </table:table-cell>
          <table:table-cell table:formula="of:=([.B306]+175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2" calcext:value-type="float">
            <text:p>-32</text:p>
          </table:table-cell>
          <table:table-cell table:formula="of:=([.B307]+175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3" calcext:value-type="float">
            <text:p>-33</text:p>
          </table:table-cell>
          <table:table-cell table:formula="of:=([.B308]+175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4" calcext:value-type="float">
            <text:p>-4</text:p>
          </table:table-cell>
          <table:table-cell table:formula="of:=([.B309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4" calcext:value-type="float">
            <text:p>-4</text:p>
          </table:table-cell>
          <table:table-cell table:formula="of:=([.B310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4" calcext:value-type="float">
            <text:p>-4</text:p>
          </table:table-cell>
          <table:table-cell table:formula="of:=([.B311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4" calcext:value-type="float">
            <text:p>-4</text:p>
          </table:table-cell>
          <table:table-cell table:formula="of:=([.B312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4" calcext:value-type="float">
            <text:p>-4</text:p>
          </table:table-cell>
          <table:table-cell table:formula="of:=([.B313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table:formula="of:=([.B314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table:formula="of:=([.B315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table:formula="of:=([.B316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table:formula="of:=([.B31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table:formula="of:=([.B31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table:formula="of:=([.B31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([.B320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([.B321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([.B322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([.B32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([.B32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([.B32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table:formula="of:=([.B32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table:formula="of:=([.B32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table:formula="of:=([.B32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" calcext:value-type="float">
            <text:p>-3</text:p>
          </table:table-cell>
          <table:table-cell table:formula="of:=([.B329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" calcext:value-type="float">
            <text:p>-4</text:p>
          </table:table-cell>
          <table:table-cell table:formula="of:=([.B330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4" calcext:value-type="float">
            <text:p>-4</text:p>
          </table:table-cell>
          <table:table-cell table:formula="of:=([.B331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5" calcext:value-type="float">
            <text:p>-5</text:p>
          </table:table-cell>
          <table:table-cell table:formula="of:=([.B332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6" calcext:value-type="float">
            <text:p>-6</text:p>
          </table:table-cell>
          <table:table-cell table:formula="of:=([.B333]+175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6" calcext:value-type="float">
            <text:p>-6</text:p>
          </table:table-cell>
          <table:table-cell table:formula="of:=([.B334]+175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7" calcext:value-type="float">
            <text:p>-7</text:p>
          </table:table-cell>
          <table:table-cell table:formula="of:=([.B335]+175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7" calcext:value-type="float">
            <text:p>-7</text:p>
          </table:table-cell>
          <table:table-cell table:formula="of:=([.B336]+175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8" calcext:value-type="float">
            <text:p>-8</text:p>
          </table:table-cell>
          <table:table-cell table:formula="of:=([.B337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8" calcext:value-type="float">
            <text:p>-8</text:p>
          </table:table-cell>
          <table:table-cell table:formula="of:=([.B338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8" calcext:value-type="float">
            <text:p>-8</text:p>
          </table:table-cell>
          <table:table-cell table:formula="of:=([.B339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8" calcext:value-type="float">
            <text:p>-8</text:p>
          </table:table-cell>
          <table:table-cell table:formula="of:=([.B340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8" calcext:value-type="float">
            <text:p>-8</text:p>
          </table:table-cell>
          <table:table-cell table:formula="of:=([.B341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8" calcext:value-type="float">
            <text:p>-8</text:p>
          </table:table-cell>
          <table:table-cell table:formula="of:=([.B342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8" calcext:value-type="float">
            <text:p>-8</text:p>
          </table:table-cell>
          <table:table-cell table:formula="of:=([.B343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8" calcext:value-type="float">
            <text:p>-8</text:p>
          </table:table-cell>
          <table:table-cell table:formula="of:=([.B344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8" calcext:value-type="float">
            <text:p>-8</text:p>
          </table:table-cell>
          <table:table-cell table:formula="of:=([.B345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8" calcext:value-type="float">
            <text:p>-8</text:p>
          </table:table-cell>
          <table:table-cell table:formula="of:=([.B346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8" calcext:value-type="float">
            <text:p>-8</text:p>
          </table:table-cell>
          <table:table-cell table:formula="of:=([.B347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9" calcext:value-type="float">
            <text:p>-9</text:p>
          </table:table-cell>
          <table:table-cell table:formula="of:=([.B348]+175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([.B349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([.B350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table:formula="of:=([.B351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9" calcext:value-type="float">
            <text:p>49</text:p>
          </table:table-cell>
          <table:table-cell table:formula="of:=([.B352]+175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 table:formula="of:=([.B353]+175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7" calcext:value-type="float">
            <text:p>47</text:p>
          </table:table-cell>
          <table:table-cell table:formula="of:=([.B354]+175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6" calcext:value-type="float">
            <text:p>46</text:p>
          </table:table-cell>
          <table:table-cell table:formula="of:=([.B355]+175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5" calcext:value-type="float">
            <text:p>45</text:p>
          </table:table-cell>
          <table:table-cell table:formula="of:=([.B356]+175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table:formula="of:=([.B357]+175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table:formula="of:=([.B358]+175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2" calcext:value-type="float">
            <text:p>42</text:p>
          </table:table-cell>
          <table:table-cell table:formula="of:=([.B359]+175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formula="of:=([.B360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0" calcext:value-type="float">
            <text:p>40</text:p>
          </table:table-cell>
          <table:table-cell table:formula="of:=([.B361]+175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9" calcext:value-type="float">
            <text:p>39</text:p>
          </table:table-cell>
          <table:table-cell table:formula="of:=([.B362]+175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8" calcext:value-type="float">
            <text:p>38</text:p>
          </table:table-cell>
          <table:table-cell table:formula="of:=([.B363]+175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7" calcext:value-type="float">
            <text:p>37</text:p>
          </table:table-cell>
          <table:table-cell table:formula="of:=([.B364]+175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6" calcext:value-type="float">
            <text:p>36</text:p>
          </table:table-cell>
          <table:table-cell table:formula="of:=([.B365]+175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5" calcext:value-type="float">
            <text:p>35</text:p>
          </table:table-cell>
          <table:table-cell table:formula="of:=([.B366]+175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4" calcext:value-type="float">
            <text:p>34</text:p>
          </table:table-cell>
          <table:table-cell table:formula="of:=([.B367]+175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3" calcext:value-type="float">
            <text:p>33</text:p>
          </table:table-cell>
          <table:table-cell table:formula="of:=([.B368]+175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table:formula="of:=([.B369]+175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table:formula="of:=([.B370]+175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table:formula="of:=([.B371]+175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1" calcext:value-type="float">
            <text:p>81</text:p>
          </table:table-cell>
          <table:table-cell table:formula="of:=([.B372]+175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1" calcext:value-type="float">
            <text:p>81</text:p>
          </table:table-cell>
          <table:table-cell table:formula="of:=([.B373]+175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0" calcext:value-type="float">
            <text:p>80</text:p>
          </table:table-cell>
          <table:table-cell table:formula="of:=([.B374]+175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9" calcext:value-type="float">
            <text:p>79</text:p>
          </table:table-cell>
          <table:table-cell table:formula="of:=([.B375]+175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8" calcext:value-type="float">
            <text:p>78</text:p>
          </table:table-cell>
          <table:table-cell table:formula="of:=([.B376]+175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7" calcext:value-type="float">
            <text:p>77</text:p>
          </table:table-cell>
          <table:table-cell table:formula="of:=([.B377]+175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6" calcext:value-type="float">
            <text:p>76</text:p>
          </table:table-cell>
          <table:table-cell table:formula="of:=([.B378]+175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([.B379]+175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4" calcext:value-type="float">
            <text:p>74</text:p>
          </table:table-cell>
          <table:table-cell table:formula="of:=([.B380]+175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table:formula="of:=([.B381]+175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2" calcext:value-type="float">
            <text:p>72</text:p>
          </table:table-cell>
          <table:table-cell table:formula="of:=([.B382]+175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1" calcext:value-type="float">
            <text:p>71</text:p>
          </table:table-cell>
          <table:table-cell table:formula="of:=([.B383]+175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table:formula="of:=([.B384]+175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 table:formula="of:=([.B385]+175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 table:formula="of:=([.B386]+175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9" calcext:value-type="float">
            <text:p>69</text:p>
          </table:table-cell>
          <table:table-cell table:formula="of:=([.B387]+175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8" calcext:value-type="float">
            <text:p>68</text:p>
          </table:table-cell>
          <table:table-cell table:formula="of:=([.B388]+175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7" calcext:value-type="float">
            <text:p>67</text:p>
          </table:table-cell>
          <table:table-cell table:formula="of:=([.B389]+175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6" calcext:value-type="float">
            <text:p>66</text:p>
          </table:table-cell>
          <table:table-cell table:formula="of:=([.B390]+175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table:formula="of:=([.B391]+175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table:formula="of:=([.B392]+175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" calcext:value-type="float">
            <text:p>65</text:p>
          </table:table-cell>
          <table:table-cell table:formula="of:=([.B393]+175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" calcext:value-type="float">
            <text:p>65</text:p>
          </table:table-cell>
          <table:table-cell table:formula="of:=([.B394]+175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table:formula="of:=([.B395]+175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3" calcext:value-type="float">
            <text:p>63</text:p>
          </table:table-cell>
          <table:table-cell table:formula="of:=([.B396]+175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table:formula="of:=([.B397]+175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1" calcext:value-type="float">
            <text:p>61</text:p>
          </table:table-cell>
          <table:table-cell table:formula="of:=([.B398]+175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0" calcext:value-type="float">
            <text:p>60</text:p>
          </table:table-cell>
          <table:table-cell table:formula="of:=([.B399]+175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table:formula="of:=([.B400]+175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8" calcext:value-type="float">
            <text:p>58</text:p>
          </table:table-cell>
          <table:table-cell table:formula="of:=([.B401]+175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7" calcext:value-type="float">
            <text:p>57</text:p>
          </table:table-cell>
          <table:table-cell table:formula="of:=([.B402]+175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6" calcext:value-type="float">
            <text:p>56</text:p>
          </table:table-cell>
          <table:table-cell table:formula="of:=([.B403]+175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5" calcext:value-type="float">
            <text:p>55</text:p>
          </table:table-cell>
          <table:table-cell table:formula="of:=([.B404]+175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9" calcext:value-type="float">
            <text:p>29</text:p>
          </table:table-cell>
          <table:table-cell table:formula="of:=([.B405]+175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8" calcext:value-type="float">
            <text:p>28</text:p>
          </table:table-cell>
          <table:table-cell table:formula="of:=([.B406]+175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" calcext:value-type="float">
            <text:p>27</text:p>
          </table:table-cell>
          <table:table-cell table:formula="of:=([.B407]+175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table:formula="of:=([.B408]+175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table:formula="of:=([.B409]+175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" calcext:value-type="float">
            <text:p>25</text:p>
          </table:table-cell>
          <table:table-cell table:formula="of:=([.B410]+175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4" calcext:value-type="float">
            <text:p>24</text:p>
          </table:table-cell>
          <table:table-cell table:formula="of:=([.B411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" calcext:value-type="float">
            <text:p>23</text:p>
          </table:table-cell>
          <table:table-cell table:formula="of:=([.B412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table:formula="of:=([.B413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([.B414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" calcext:value-type="float">
            <text:p>16</text:p>
          </table:table-cell>
          <table:table-cell table:formula="of:=([.B415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  <table:table-cell table:formula="of:=([.B416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table:formula="of:=([.B417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table:formula="of:=([.B41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table:formula="of:=([.B41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table:formula="of:=([.B420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table:formula="of:=([.B421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table:formula="of:=([.B42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table:formula="of:=([.B423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table:formula="of:=([.B424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table:formula="of:=([.B425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table:formula="of:=([.B42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table:formula="of:=([.B42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table:formula="of:=([.B42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table:formula="of:=([.B42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table:formula="of:=([.B430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table:formula="of:=([.B431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table:formula="of:=([.B43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([.B43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formula="of:=([.B43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formula="of:=([.B43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([.B436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formula="of:=([.B437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formula="of:=([.B438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([.B439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table:formula="of:=([.B440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table:formula="of:=([.B441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formula="of:=([.B442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table:formula="of:=([.B443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table:formula="of:=([.B444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table:formula="of:=([.B445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table:formula="of:=([.B446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table:formula="of:=([.B447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table:formula="of:=([.B448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table:formula="of:=([.B449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table:formula="of:=([.B450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" calcext:value-type="float">
            <text:p>13</text:p>
          </table:table-cell>
          <table:table-cell table:formula="of:=([.B451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" calcext:value-type="float">
            <text:p>13</text:p>
          </table:table-cell>
          <table:table-cell table:formula="of:=([.B452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formula="of:=([.B453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 table:formula="of:=([.B454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" calcext:value-type="float">
            <text:p>15</text:p>
          </table:table-cell>
          <table:table-cell table:formula="of:=([.B455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  <table:table-cell table:formula="of:=([.B456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" calcext:value-type="float">
            <text:p>20</text:p>
          </table:table-cell>
          <table:table-cell table:formula="of:=([.B457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table:formula="of:=([.B458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table:formula="of:=([.B459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table:formula="of:=([.B460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" calcext:value-type="float">
            <text:p>21</text:p>
          </table:table-cell>
          <table:table-cell table:formula="of:=([.B461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" calcext:value-type="float">
            <text:p>20</text:p>
          </table:table-cell>
          <table:table-cell table:formula="of:=([.B462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table:formula="of:=([.B463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" calcext:value-type="float">
            <text:p>17</text:p>
          </table:table-cell>
          <table:table-cell table:formula="of:=([.B464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" calcext:value-type="float">
            <text:p>17</text:p>
          </table:table-cell>
          <table:table-cell table:formula="of:=([.B465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" calcext:value-type="float">
            <text:p>17</text:p>
          </table:table-cell>
          <table:table-cell table:formula="of:=([.B466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  <table:table-cell table:formula="of:=([.B467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  <table:table-cell table:formula="of:=([.B468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table:formula="of:=([.B469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formula="of:=([.B470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formula="of:=([.B471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formula="of:=([.B472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table:formula="of:=([.B473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table:formula="of:=([.B474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formula="of:=([.B475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formula="of:=([.B476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([.B477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table:formula="of:=([.B47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table:formula="of:=([.B47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table:formula="of:=([.B480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table:formula="of:=([.B481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table:formula="of:=([.B48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table:formula="of:=([.B483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table:formula="of:=([.B48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table:formula="of:=([.B485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table:formula="of:=([.B486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table:formula="of:=([.B48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table:formula="of:=([.B48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table:formula="of:=([.B489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table:formula="of:=([.B490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table:formula="of:=([.B491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table:formula="of:=([.B492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table:formula="of:=([.B493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table:formula="of:=([.B494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table:formula="of:=([.B495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table:formula="of:=([.B49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table:formula="of:=([.B49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table:formula="of:=([.B49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([.B499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([.B500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([.B501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table:formula="of:=([.B50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table:formula="of:=([.B503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table:formula="of:=([.B504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table:formula="of:=([.B505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table:formula="of:=([.B50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table:formula="of:=([.B50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table:formula="of:=([.B50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table:formula="of:=([.B50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table:formula="of:=([.B510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table:formula="of:=([.B511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table:formula="of:=([.B51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([.B51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([.B51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formula="of:=([.B51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([.B516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([.B517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([.B518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([.B519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([.B520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([.B521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formula="of:=([.B522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formula="of:=([.B52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formula="of:=([.B52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formula="of:=([.B52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([.B526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formula="of:=([.B527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formula="of:=([.B528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formula="of:=([.B529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formula="of:=([.B530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formula="of:=([.B531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formula="of:=([.B532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formula="of:=([.B533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table:formula="of:=([.B534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formula="of:=([.B535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table:formula="of:=([.B536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table:formula="of:=([.B537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formula="of:=([.B538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table:formula="of:=([.B539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table:formula="of:=([.B540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table:formula="of:=([.B541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table:formula="of:=([.B542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formula="of:=([.B543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table:formula="of:=([.B544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table:formula="of:=([.B545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table:formula="of:=([.B546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formula="of:=([.B547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formula="of:=([.B548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table:formula="of:=([.B549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formula="of:=([.B550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table:formula="of:=([.B551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formula="of:=([.B552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table:formula="of:=([.B553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table:formula="of:=([.B554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table:formula="of:=([.B555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table:formula="of:=([.B556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table:formula="of:=([.B557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formula="of:=([.B558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table:formula="of:=([.B559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table:formula="of:=([.B560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" calcext:value-type="float">
            <text:p>5</text:p>
          </table:table-cell>
          <table:table-cell table:formula="of:=([.B561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  <table:table-cell table:formula="of:=([.B562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table:formula="of:=([.B563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table:formula="of:=([.B564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" calcext:value-type="float">
            <text:p>7</text:p>
          </table:table-cell>
          <table:table-cell table:formula="of:=([.B565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table:formula="of:=([.B566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" calcext:value-type="float">
            <text:p>9</text:p>
          </table:table-cell>
          <table:table-cell table:formula="of:=([.B567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formula="of:=([.B568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" calcext:value-type="float">
            <text:p>10</text:p>
          </table:table-cell>
          <table:table-cell table:formula="of:=([.B569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" calcext:value-type="float">
            <text:p>11</text:p>
          </table:table-cell>
          <table:table-cell table:formula="of:=([.B570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table:formula="of:=([.B571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table:formula="of:=([.B572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table:formula="of:=([.B573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table:formula="of:=([.B574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table:formula="of:=([.B575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  <table:table-cell table:formula="of:=([.B576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" calcext:value-type="float">
            <text:p>11</text:p>
          </table:table-cell>
          <table:table-cell table:formula="of:=([.B577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table:formula="of:=([.B578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 table:formula="of:=([.B579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table:formula="of:=([.B580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table:formula="of:=([.B581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  <table:table-cell table:formula="of:=([.B582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table:formula="of:=([.B583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table:formula="of:=([.B584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table:formula="of:=([.B585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" calcext:value-type="float">
            <text:p>8</text:p>
          </table:table-cell>
          <table:table-cell table:formula="of:=([.B586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  <table:table-cell table:formula="of:=([.B587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table:formula="of:=([.B588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table:formula="of:=([.B589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table:formula="of:=([.B590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table:formula="of:=([.B591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table:formula="of:=([.B592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" calcext:value-type="float">
            <text:p>7</text:p>
          </table:table-cell>
          <table:table-cell table:formula="of:=([.B593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" calcext:value-type="float">
            <text:p>7</text:p>
          </table:table-cell>
          <table:table-cell table:formula="of:=([.B594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table:formula="of:=([.B595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  <table:table-cell table:formula="of:=([.B596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table:formula="of:=([.B597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table:formula="of:=([.B598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" calcext:value-type="float">
            <text:p>8</text:p>
          </table:table-cell>
          <table:table-cell table:formula="of:=([.B599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table:formula="of:=([.B600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table:formula="of:=([.B601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table:formula="of:=([.B602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table:formula="of:=([.B603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7" calcext:value-type="float">
            <text:p>27</text:p>
          </table:table-cell>
          <table:table-cell table:formula="of:=([.B604]+175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7" calcext:value-type="float">
            <text:p>27</text:p>
          </table:table-cell>
          <table:table-cell table:formula="of:=([.B605]+175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" calcext:value-type="float">
            <text:p>26</text:p>
          </table:table-cell>
          <table:table-cell table:formula="of:=([.B606]+175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" calcext:value-type="float">
            <text:p>25</text:p>
          </table:table-cell>
          <table:table-cell table:formula="of:=([.B607]+175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" calcext:value-type="float">
            <text:p>24</text:p>
          </table:table-cell>
          <table:table-cell table:formula="of:=([.B608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3" calcext:value-type="float">
            <text:p>23</text:p>
          </table:table-cell>
          <table:table-cell table:formula="of:=([.B609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 table:formula="of:=([.B610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1" calcext:value-type="float">
            <text:p>21</text:p>
          </table:table-cell>
          <table:table-cell table:formula="of:=([.B611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" calcext:value-type="float">
            <text:p>20</text:p>
          </table:table-cell>
          <table:table-cell table:formula="of:=([.B612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" calcext:value-type="float">
            <text:p>19</text:p>
          </table:table-cell>
          <table:table-cell table:formula="of:=([.B613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8" calcext:value-type="float">
            <text:p>18</text:p>
          </table:table-cell>
          <table:table-cell table:formula="of:=([.B614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" calcext:value-type="float">
            <text:p>17</text:p>
          </table:table-cell>
          <table:table-cell table:formula="of:=([.B615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6" calcext:value-type="float">
            <text:p>16</text:p>
          </table:table-cell>
          <table:table-cell table:formula="of:=([.B616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  <table:table-cell table:formula="of:=([.B617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table:formula="of:=([.B618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1" calcext:value-type="float">
            <text:p>41</text:p>
          </table:table-cell>
          <table:table-cell table:formula="of:=([.B619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1" calcext:value-type="float">
            <text:p>41</text:p>
          </table:table-cell>
          <table:table-cell table:formula="of:=([.B620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1" calcext:value-type="float">
            <text:p>41</text:p>
          </table:table-cell>
          <table:table-cell table:formula="of:=([.B621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8" calcext:value-type="float">
            <text:p>98</text:p>
          </table:table-cell>
          <table:table-cell table:formula="of:=([.B622]+175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7" calcext:value-type="float">
            <text:p>97</text:p>
          </table:table-cell>
          <table:table-cell table:formula="of:=([.B623]+175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6" calcext:value-type="float">
            <text:p>96</text:p>
          </table:table-cell>
          <table:table-cell table:formula="of:=([.B624]+175)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5" calcext:value-type="float">
            <text:p>95</text:p>
          </table:table-cell>
          <table:table-cell table:formula="of:=([.B625]+175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4" calcext:value-type="float">
            <text:p>94</text:p>
          </table:table-cell>
          <table:table-cell table:formula="of:=([.B626]+175)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3" calcext:value-type="float">
            <text:p>93</text:p>
          </table:table-cell>
          <table:table-cell table:formula="of:=([.B627]+175)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2" calcext:value-type="float">
            <text:p>92</text:p>
          </table:table-cell>
          <table:table-cell table:formula="of:=([.B628]+175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1" calcext:value-type="float">
            <text:p>91</text:p>
          </table:table-cell>
          <table:table-cell table:formula="of:=([.B629]+175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table:formula="of:=([.B630]+175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9" calcext:value-type="float">
            <text:p>89</text:p>
          </table:table-cell>
          <table:table-cell table:formula="of:=([.B631]+175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8" calcext:value-type="float">
            <text:p>88</text:p>
          </table:table-cell>
          <table:table-cell table:formula="of:=([.B632]+175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7" calcext:value-type="float">
            <text:p>87</text:p>
          </table:table-cell>
          <table:table-cell table:formula="of:=([.B633]+175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6" calcext:value-type="float">
            <text:p>86</text:p>
          </table:table-cell>
          <table:table-cell table:formula="of:=([.B634]+175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5" calcext:value-type="float">
            <text:p>85</text:p>
          </table:table-cell>
          <table:table-cell table:formula="of:=([.B635]+175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 table:formula="of:=([.B636]+175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0" calcext:value-type="float">
            <text:p>80</text:p>
          </table:table-cell>
          <table:table-cell table:formula="of:=([.B637]+175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3" calcext:value-type="float">
            <text:p>83</text:p>
          </table:table-cell>
          <table:table-cell table:formula="of:=([.B638]+175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3" calcext:value-type="float">
            <text:p>83</text:p>
          </table:table-cell>
          <table:table-cell table:formula="of:=([.B639]+175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2" calcext:value-type="float">
            <text:p>82</text:p>
          </table:table-cell>
          <table:table-cell table:formula="of:=([.B640]+175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1" calcext:value-type="float">
            <text:p>81</text:p>
          </table:table-cell>
          <table:table-cell table:formula="of:=([.B641]+175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table:formula="of:=([.B642]+175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4" calcext:value-type="float">
            <text:p>64</text:p>
          </table:table-cell>
          <table:table-cell table:formula="of:=([.B643]+175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5" calcext:value-type="float">
            <text:p>65</text:p>
          </table:table-cell>
          <table:table-cell table:formula="of:=([.B644]+175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8" calcext:value-type="float">
            <text:p>48</text:p>
          </table:table-cell>
          <table:table-cell table:formula="of:=([.B645]+175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8" calcext:value-type="float">
            <text:p>48</text:p>
          </table:table-cell>
          <table:table-cell table:formula="of:=([.B646]+175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" calcext:value-type="float">
            <text:p>24</text:p>
          </table:table-cell>
          <table:table-cell table:formula="of:=([.B647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" calcext:value-type="float">
            <text:p>24</text:p>
          </table:table-cell>
          <table:table-cell table:formula="of:=([.B648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3" calcext:value-type="float">
            <text:p>23</text:p>
          </table:table-cell>
          <table:table-cell table:formula="of:=([.B649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table:formula="of:=([.B650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1" calcext:value-type="float">
            <text:p>21</text:p>
          </table:table-cell>
          <table:table-cell table:formula="of:=([.B651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" calcext:value-type="float">
            <text:p>20</text:p>
          </table:table-cell>
          <table:table-cell table:formula="of:=([.B652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table:formula="of:=([.B653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" calcext:value-type="float">
            <text:p>17</text:p>
          </table:table-cell>
          <table:table-cell table:formula="of:=([.B654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6" calcext:value-type="float">
            <text:p>16</text:p>
          </table:table-cell>
          <table:table-cell table:formula="of:=([.B655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table:formula="of:=([.B656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table:formula="of:=([.B657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table:formula="of:=([.B658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table:formula="of:=([.B659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table:formula="of:=([.B660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" calcext:value-type="float">
            <text:p>15</text:p>
          </table:table-cell>
          <table:table-cell table:formula="of:=([.B661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table:formula="of:=([.B662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table:formula="of:=([.B663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table:formula="of:=([.B664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table:formula="of:=([.B665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table:formula="of:=([.B666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table:formula="of:=([.B667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formula="of:=([.B668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table:formula="of:=([.B669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" calcext:value-type="float">
            <text:p>17</text:p>
          </table:table-cell>
          <table:table-cell table:formula="of:=([.B670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7" calcext:value-type="float">
            <text:p>17</text:p>
          </table:table-cell>
          <table:table-cell table:formula="of:=([.B671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" calcext:value-type="float">
            <text:p>17</text:p>
          </table:table-cell>
          <table:table-cell table:formula="of:=([.B672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7" calcext:value-type="float">
            <text:p>17</text:p>
          </table:table-cell>
          <table:table-cell table:formula="of:=([.B673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8" calcext:value-type="float">
            <text:p>18</text:p>
          </table:table-cell>
          <table:table-cell table:formula="of:=([.B674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" calcext:value-type="float">
            <text:p>19</text:p>
          </table:table-cell>
          <table:table-cell table:formula="of:=([.B675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" calcext:value-type="float">
            <text:p>19</text:p>
          </table:table-cell>
          <table:table-cell table:formula="of:=([.B676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table:formula="of:=([.B677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table:formula="of:=([.B678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" calcext:value-type="float">
            <text:p>20</text:p>
          </table:table-cell>
          <table:table-cell table:formula="of:=([.B679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([.B680]+175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([.B681]+175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4" calcext:value-type="float">
            <text:p>54</text:p>
          </table:table-cell>
          <table:table-cell table:formula="of:=([.B682]+175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4" calcext:value-type="float">
            <text:p>54</text:p>
          </table:table-cell>
          <table:table-cell table:formula="of:=([.B683]+175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3" calcext:value-type="float">
            <text:p>53</text:p>
          </table:table-cell>
          <table:table-cell table:formula="of:=([.B684]+175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2" calcext:value-type="float">
            <text:p>52</text:p>
          </table:table-cell>
          <table:table-cell table:formula="of:=([.B685]+175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1" calcext:value-type="float">
            <text:p>51</text:p>
          </table:table-cell>
          <table:table-cell table:formula="of:=([.B686]+175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0" calcext:value-type="float">
            <text:p>50</text:p>
          </table:table-cell>
          <table:table-cell table:formula="of:=([.B687]+175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9" calcext:value-type="float">
            <text:p>49</text:p>
          </table:table-cell>
          <table:table-cell table:formula="of:=([.B688]+175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8" calcext:value-type="float">
            <text:p>48</text:p>
          </table:table-cell>
          <table:table-cell table:formula="of:=([.B689]+175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" calcext:value-type="float">
            <text:p>47</text:p>
          </table:table-cell>
          <table:table-cell table:formula="of:=([.B690]+175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6" calcext:value-type="float">
            <text:p>46</text:p>
          </table:table-cell>
          <table:table-cell table:formula="of:=([.B691]+175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5" calcext:value-type="float">
            <text:p>45</text:p>
          </table:table-cell>
          <table:table-cell table:formula="of:=([.B692]+175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4" calcext:value-type="float">
            <text:p>44</text:p>
          </table:table-cell>
          <table:table-cell table:formula="of:=([.B693]+175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3" calcext:value-type="float">
            <text:p>43</text:p>
          </table:table-cell>
          <table:table-cell table:formula="of:=([.B694]+175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2" calcext:value-type="float">
            <text:p>42</text:p>
          </table:table-cell>
          <table:table-cell table:formula="of:=([.B695]+175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1" calcext:value-type="float">
            <text:p>41</text:p>
          </table:table-cell>
          <table:table-cell table:formula="of:=([.B696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0" calcext:value-type="float">
            <text:p>40</text:p>
          </table:table-cell>
          <table:table-cell table:formula="of:=([.B697]+175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9" calcext:value-type="float">
            <text:p>39</text:p>
          </table:table-cell>
          <table:table-cell table:formula="of:=([.B698]+175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8" calcext:value-type="float">
            <text:p>38</text:p>
          </table:table-cell>
          <table:table-cell table:formula="of:=([.B699]+175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7" calcext:value-type="float">
            <text:p>37</text:p>
          </table:table-cell>
          <table:table-cell table:formula="of:=([.B700]+175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table:formula="of:=([.B701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([.B702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table:formula="of:=([.B703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2" calcext:value-type="float">
            <text:p>-2</text:p>
          </table:table-cell>
          <table:table-cell table:formula="of:=([.B70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3" calcext:value-type="float">
            <text:p>-3</text:p>
          </table:table-cell>
          <table:table-cell table:formula="of:=([.B705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4" calcext:value-type="float">
            <text:p>-4</text:p>
          </table:table-cell>
          <table:table-cell table:formula="of:=([.B706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5" calcext:value-type="float">
            <text:p>-5</text:p>
          </table:table-cell>
          <table:table-cell table:formula="of:=([.B707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6" calcext:value-type="float">
            <text:p>-6</text:p>
          </table:table-cell>
          <table:table-cell table:formula="of:=([.B708]+175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7" calcext:value-type="float">
            <text:p>-7</text:p>
          </table:table-cell>
          <table:table-cell table:formula="of:=([.B709]+175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8" calcext:value-type="float">
            <text:p>-8</text:p>
          </table:table-cell>
          <table:table-cell table:formula="of:=([.B710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9" calcext:value-type="float">
            <text:p>-9</text:p>
          </table:table-cell>
          <table:table-cell table:formula="of:=([.B711]+175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0" calcext:value-type="float">
            <text:p>-10</text:p>
          </table:table-cell>
          <table:table-cell table:formula="of:=([.B712]+175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1" calcext:value-type="float">
            <text:p>-11</text:p>
          </table:table-cell>
          <table:table-cell table:formula="of:=([.B713]+175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2" calcext:value-type="float">
            <text:p>-12</text:p>
          </table:table-cell>
          <table:table-cell table:formula="of:=([.B714]+175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3" calcext:value-type="float">
            <text:p>-13</text:p>
          </table:table-cell>
          <table:table-cell table:formula="of:=([.B715]+175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4" calcext:value-type="float">
            <text:p>-14</text:p>
          </table:table-cell>
          <table:table-cell table:formula="of:=([.B716]+175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6" calcext:value-type="float">
            <text:p>56</text:p>
          </table:table-cell>
          <table:table-cell table:formula="of:=([.B717]+175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6" calcext:value-type="float">
            <text:p>56</text:p>
          </table:table-cell>
          <table:table-cell table:formula="of:=([.B718]+175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table:formula="of:=([.B719]+175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8" calcext:value-type="float">
            <text:p>18</text:p>
          </table:table-cell>
          <table:table-cell table:formula="of:=([.B720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8" calcext:value-type="float">
            <text:p>18</text:p>
          </table:table-cell>
          <table:table-cell table:formula="of:=([.B721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table:formula="of:=([.B722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9" calcext:value-type="float">
            <text:p>19</text:p>
          </table:table-cell>
          <table:table-cell table:formula="of:=([.B723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" calcext:value-type="float">
            <text:p>19</text:p>
          </table:table-cell>
          <table:table-cell table:formula="of:=([.B724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" calcext:value-type="float">
            <text:p>20</text:p>
          </table:table-cell>
          <table:table-cell table:formula="of:=([.B725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1" calcext:value-type="float">
            <text:p>21</text:p>
          </table:table-cell>
          <table:table-cell table:formula="of:=([.B726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" calcext:value-type="float">
            <text:p>22</text:p>
          </table:table-cell>
          <table:table-cell table:formula="of:=([.B727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" calcext:value-type="float">
            <text:p>22</text:p>
          </table:table-cell>
          <table:table-cell table:formula="of:=([.B728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" calcext:value-type="float">
            <text:p>22</text:p>
          </table:table-cell>
          <table:table-cell table:formula="of:=([.B729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" calcext:value-type="float">
            <text:p>22</text:p>
          </table:table-cell>
          <table:table-cell table:formula="of:=([.B730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" calcext:value-type="float">
            <text:p>22</text:p>
          </table:table-cell>
          <table:table-cell table:formula="of:=([.B731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" calcext:value-type="float">
            <text:p>22</text:p>
          </table:table-cell>
          <table:table-cell table:formula="of:=([.B732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" calcext:value-type="float">
            <text:p>22</text:p>
          </table:table-cell>
          <table:table-cell table:formula="of:=([.B733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" calcext:value-type="float">
            <text:p>21</text:p>
          </table:table-cell>
          <table:table-cell table:formula="of:=([.B734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" calcext:value-type="float">
            <text:p>20</text:p>
          </table:table-cell>
          <table:table-cell table:formula="of:=([.B735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" calcext:value-type="float">
            <text:p>20</text:p>
          </table:table-cell>
          <table:table-cell table:formula="of:=([.B736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9" calcext:value-type="float">
            <text:p>19</text:p>
          </table:table-cell>
          <table:table-cell table:formula="of:=([.B737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8" calcext:value-type="float">
            <text:p>18</text:p>
          </table:table-cell>
          <table:table-cell table:formula="of:=([.B738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8" calcext:value-type="float">
            <text:p>18</text:p>
          </table:table-cell>
          <table:table-cell table:formula="of:=([.B739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" calcext:value-type="float">
            <text:p>16</text:p>
          </table:table-cell>
          <table:table-cell table:formula="of:=([.B740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5" calcext:value-type="float">
            <text:p>15</text:p>
          </table:table-cell>
          <table:table-cell table:formula="of:=([.B741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5" calcext:value-type="float">
            <text:p>15</text:p>
          </table:table-cell>
          <table:table-cell table:formula="of:=([.B742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" calcext:value-type="float">
            <text:p>13</text:p>
          </table:table-cell>
          <table:table-cell table:formula="of:=([.B743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formula="of:=([.B744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table:formula="of:=([.B745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" calcext:value-type="float">
            <text:p>10</text:p>
          </table:table-cell>
          <table:table-cell table:formula="of:=([.B746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" calcext:value-type="float">
            <text:p>9</text:p>
          </table:table-cell>
          <table:table-cell table:formula="of:=([.B747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table:formula="of:=([.B748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" calcext:value-type="float">
            <text:p>8</text:p>
          </table:table-cell>
          <table:table-cell table:formula="of:=([.B749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" calcext:value-type="float">
            <text:p>8</text:p>
          </table:table-cell>
          <table:table-cell table:formula="of:=([.B750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" calcext:value-type="float">
            <text:p>8</text:p>
          </table:table-cell>
          <table:table-cell table:formula="of:=([.B751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table:formula="of:=([.B752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  <table:table-cell table:formula="of:=([.B753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  <table:table-cell table:formula="of:=([.B754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table:formula="of:=([.B755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table:formula="of:=([.B756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" calcext:value-type="float">
            <text:p>7</text:p>
          </table:table-cell>
          <table:table-cell table:formula="of:=([.B757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" calcext:value-type="float">
            <text:p>7</text:p>
          </table:table-cell>
          <table:table-cell table:formula="of:=([.B758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" calcext:value-type="float">
            <text:p>7</text:p>
          </table:table-cell>
          <table:table-cell table:formula="of:=([.B759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" calcext:value-type="float">
            <text:p>7</text:p>
          </table:table-cell>
          <table:table-cell table:formula="of:=([.B760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  <table:table-cell table:formula="of:=([.B761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" calcext:value-type="float">
            <text:p>7</text:p>
          </table:table-cell>
          <table:table-cell table:formula="of:=([.B762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" calcext:value-type="float">
            <text:p>7</text:p>
          </table:table-cell>
          <table:table-cell table:formula="of:=([.B763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table:formula="of:=([.B764]+175)" office:value-type="float" office:value="182" calcext:value-type="float">
            <text:p>182</text:p>
          </table:table-cell>
        </table:table-row>
      </table:table>
      <table:table table:name="Image statistics" table:style-name="ta1">
        <table:table-column table:style-name="co3" table:default-cell-style-name="Default"/>
        <table:table-column table:style-name="co2" table:number-columns-repeated="13" table:default-cell-style-name="Default"/>
        <table:table-row table:style-name="ro3">
          <table:table-cell office:value-type="string" calcext:value-type="string">
            <text:p>Image nam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 table:number-columns-spanned="2" table:number-rows-spanned="1">
            <text:p>Lead I</text:p>
          </table:table-cell>
          <table:covered-table-cell/>
          <table:table-cell table:style-name="ce1" office:value-type="string" calcext:value-type="string" table:number-columns-spanned="2" table:number-rows-spanned="1">
            <text:p>Lead II</text:p>
          </table:table-cell>
          <table:covered-table-cell/>
          <table:table-cell table:style-name="ce1" office:value-type="string" calcext:value-type="string" table:number-columns-spanned="2" table:number-rows-spanned="1">
            <text:p>Lead III</text:p>
          </table:table-cell>
          <table:covered-table-cell/>
          <table:table-cell table:style-name="ce1" office:value-type="string" calcext:value-type="string" table:number-columns-spanned="2" table:number-rows-spanned="1">
            <text:p>Lead IV</text:p>
          </table:table-cell>
          <table:covered-table-cell/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Offset</text:p>
          </table:table-cell>
        </table:table-row>
        <table:table-row table:style-name="ro3">
          <table:table-cell office:value-type="string" calcext:value-type="string">
            <text:p>ecg-blue-M162Mo165Std25Sk-1Ku2.jpg</text:p>
          </table:table-cell>
          <table:table-cell office:value-type="float" office:value="945" calcext:value-type="float">
            <text:p>945</text:p>
          </table:table-cell>
          <table:table-cell office:value-type="float" office:value="1600" calcext:value-type="float">
            <text:p>1600</text:p>
          </table:table-cell>
          <table:table-cell office:value-type="float" office:value="378" calcext:value-type="float">
            <text:p>378</text:p>
          </table:table-cell>
          <table:table-cell table:formula="of:=[.D2]/[.$C$2]" office:value-type="float" office:value="0.23625" calcext:value-type="float">
            <text:p>0.23625</text:p>
          </table:table-cell>
          <table:table-cell office:value-type="float" office:value="748" calcext:value-type="float">
            <text:p>748</text:p>
          </table:table-cell>
          <table:table-cell table:formula="of:=[.F2]/[.$C$2]" office:value-type="float" office:value="0.4675" calcext:value-type="float">
            <text:p>0.4675</text:p>
          </table:table-cell>
          <table:table-cell office:value-type="float" office:value="1123" calcext:value-type="float">
            <text:p>1123</text:p>
          </table:table-cell>
          <table:table-cell table:formula="of:=[.H2]/[.$C$2]" office:value-type="float" office:value="0.701875" calcext:value-type="float">
            <text:p>0.701875</text:p>
          </table:table-cell>
          <table:table-cell office:value-type="float" office:value="1506" calcext:value-type="float">
            <text:p>1506</text:p>
          </table:table-cell>
          <table:table-cell table:formula="of:=[.J2]/[.$C$2]" office:value-type="float" office:value="0.94125" calcext:value-type="float">
            <text:p>0.94125</text:p>
          </table:table-cell>
          <table:table-cell table:formula="of:=[.F2]-[.D2]" office:value-type="float" office:value="370" calcext:value-type="float">
            <text:p>370</text:p>
          </table:table-cell>
          <table:table-cell table:formula="of:=[.L2]/[.$C$2]" office:value-type="float" office:value="0.23125" calcext:value-type="float">
            <text:p>0.2312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cg-bw-M242Mo255Std41Sk-4Ku16.gif</text:p>
          </table:table-cell>
          <table:table-cell office:value-type="float" office:value="453" calcext:value-type="float">
            <text:p>453</text:p>
          </table:table-cell>
          <table:table-cell office:value-type="float" office:value="816" calcext:value-type="float">
            <text:p>816</text:p>
          </table:table-cell>
          <table:table-cell office:value-type="float" office:value="202" calcext:value-type="float">
            <text:p>202</text:p>
          </table:table-cell>
          <table:table-cell table:formula="of:=[.D3]/[.$C$3]" office:value-type="float" office:value="0.247549019607843" calcext:value-type="float">
            <text:p>0.2475490196</text:p>
          </table:table-cell>
          <table:table-cell office:value-type="float" office:value="395" calcext:value-type="float">
            <text:p>395</text:p>
          </table:table-cell>
          <table:table-cell table:formula="of:=[.F3]/[.$C$3]" office:value-type="float" office:value="0.48406862745098" calcext:value-type="float">
            <text:p>0.4840686275</text:p>
          </table:table-cell>
          <table:table-cell office:value-type="float" office:value="587" calcext:value-type="float">
            <text:p>587</text:p>
          </table:table-cell>
          <table:table-cell table:formula="of:=[.H3]/[.$C$3]" office:value-type="float" office:value="0.719362745098039" calcext:value-type="float">
            <text:p>0.7193627451</text:p>
          </table:table-cell>
          <table:table-cell office:value-type="float" office:value="776" calcext:value-type="float">
            <text:p>776</text:p>
          </table:table-cell>
          <table:table-cell table:formula="of:=[.J3]/[.$C$3]" office:value-type="float" office:value="0.950980392156863" calcext:value-type="float">
            <text:p>0.9509803922</text:p>
          </table:table-cell>
          <table:table-cell table:formula="of:=[.F3]-[.D3]" office:value-type="float" office:value="193" calcext:value-type="float">
            <text:p>193</text:p>
          </table:table-cell>
          <table:table-cell table:formula="of:=[.L3]/[.$C$3]" office:value-type="float" office:value="0.236519607843137" calcext:value-type="float">
            <text:p>0.236519607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cg-gray-M216Mo236Std36Sk-2Ku10.jpg</text:p>
          </table:table-cell>
          <table:table-cell office:value-type="float" office:value="1067" calcext:value-type="float">
            <text:p>1067</text:p>
          </table:table-cell>
          <table:table-cell office:value-type="float" office:value="2000" calcext:value-type="float">
            <text:p>2000</text:p>
          </table:table-cell>
          <table:table-cell office:value-type="float" office:value="476" calcext:value-type="float">
            <text:p>476</text:p>
          </table:table-cell>
          <table:table-cell table:formula="of:=[.D4]/[.$C$4]" office:value-type="float" office:value="0.238" calcext:value-type="float">
            <text:p>0.238</text:p>
          </table:table-cell>
          <table:table-cell office:value-type="float" office:value="957" calcext:value-type="float">
            <text:p>957</text:p>
          </table:table-cell>
          <table:table-cell table:formula="of:=[.F4]/[.$C$4]" office:value-type="float" office:value="0.4785" calcext:value-type="float">
            <text:p>0.4785</text:p>
          </table:table-cell>
          <table:table-cell office:value-type="float" office:value="1439" calcext:value-type="float">
            <text:p>1439</text:p>
          </table:table-cell>
          <table:table-cell table:formula="of:=[.H4]/[.$C$4]" office:value-type="float" office:value="0.7195" calcext:value-type="float">
            <text:p>0.7195</text:p>
          </table:table-cell>
          <table:table-cell office:value-type="float" office:value="1920" calcext:value-type="float">
            <text:p>1920</text:p>
          </table:table-cell>
          <table:table-cell table:formula="of:=[.J4]/[.$C$4]" office:value-type="float" office:value="0.96" calcext:value-type="float">
            <text:p>0.96</text:p>
          </table:table-cell>
          <table:table-cell table:formula="of:=[.F4]-[.D4]" office:value-type="float" office:value="481" calcext:value-type="float">
            <text:p>481</text:p>
          </table:table-cell>
          <table:table-cell table:formula="of:=[.L4]/[.$C$4]" office:value-type="float" office:value="0.2405" calcext:value-type="float">
            <text:p>0.240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cg-gray-M240Mo252Std39Sk-4Ku21.jpg</text:p>
          </table:table-cell>
          <table:table-cell office:value-type="float" office:value="744" calcext:value-type="float">
            <text:p>744</text:p>
          </table:table-cell>
          <table:table-cell office:value-type="float" office:value="1457" calcext:value-type="float">
            <text:p>1457</text:p>
          </table:table-cell>
          <table:table-cell office:value-type="float" office:value="388" calcext:value-type="float">
            <text:p>388</text:p>
          </table:table-cell>
          <table:table-cell table:formula="of:=[.D5]/[.$C$5]" office:value-type="float" office:value="0.266300617707618" calcext:value-type="float">
            <text:p>0.2663006177</text:p>
          </table:table-cell>
          <table:table-cell office:value-type="float" office:value="731" calcext:value-type="float">
            <text:p>731</text:p>
          </table:table-cell>
          <table:table-cell table:formula="of:=[.F5]/[.$C$5]" office:value-type="float" office:value="0.501715854495539" calcext:value-type="float">
            <text:p>0.5017158545</text:p>
          </table:table-cell>
          <table:table-cell office:value-type="float" office:value="1077" calcext:value-type="float">
            <text:p>1077</text:p>
          </table:table-cell>
          <table:table-cell table:formula="of:=[.H5]/[.$C$5]" office:value-type="float" office:value="0.739190116678106" calcext:value-type="float">
            <text:p>0.7391901167</text:p>
          </table:table-cell>
          <table:table-cell office:value-type="float" office:value="1420" calcext:value-type="float">
            <text:p>1420</text:p>
          </table:table-cell>
          <table:table-cell table:formula="of:=[.J5]/[.$C$5]" office:value-type="float" office:value="0.974605353466026" calcext:value-type="float">
            <text:p>0.9746053535</text:p>
          </table:table-cell>
          <table:table-cell table:formula="of:=[.F5]-[.D5]" office:value-type="float" office:value="343" calcext:value-type="float">
            <text:p>343</text:p>
          </table:table-cell>
          <table:table-cell table:formula="of:=[.L5]/[.$C$5]" office:value-type="float" office:value="0.23541523678792" calcext:value-type="float">
            <text:p>0.235415236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cg-gray-M247Mo255Std38Sk-5Ku29.png</text:p>
          </table:table-cell>
          <table:table-cell office:value-type="float" office:value="666" calcext:value-type="float">
            <text:p>666</text:p>
          </table:table-cell>
          <table:table-cell office:value-type="float" office:value="1600" calcext:value-type="float">
            <text:p>1600</text:p>
          </table:table-cell>
          <table:table-cell table:formula="of:=427-[.$N$6]" office:value-type="float" office:value="402" calcext:value-type="float">
            <text:p>402</text:p>
          </table:table-cell>
          <table:table-cell table:formula="of:=[.D6]/[.$C$6]" office:value-type="float" office:value="0.25125" calcext:value-type="float">
            <text:p>0.25125</text:p>
          </table:table-cell>
          <table:table-cell table:formula="of:=822-[.$N$6]" office:value-type="float" office:value="797" calcext:value-type="float">
            <text:p>797</text:p>
          </table:table-cell>
          <table:table-cell table:formula="of:=[.F6]/[.$C$6]" office:value-type="float" office:value="0.498125" calcext:value-type="float">
            <text:p>0.498125</text:p>
          </table:table-cell>
          <table:table-cell table:formula="of:=1219-[.$N$6]" office:value-type="float" office:value="1194" calcext:value-type="float">
            <text:p>1194</text:p>
          </table:table-cell>
          <table:table-cell table:formula="of:=[.H6]/[.$C$6]" office:value-type="float" office:value="0.74625" calcext:value-type="float">
            <text:p>0.74625</text:p>
          </table:table-cell>
          <table:table-cell table:formula="of:=1600-[.$N$6]" office:value-type="float" office:value="1575" calcext:value-type="float">
            <text:p>1575</text:p>
          </table:table-cell>
          <table:table-cell table:formula="of:=[.J6]/[.$C$6]" office:value-type="float" office:value="0.984375" calcext:value-type="float">
            <text:p>0.984375</text:p>
          </table:table-cell>
          <table:table-cell table:formula="of:=[.F6]-[.D6]" office:value-type="float" office:value="395" calcext:value-type="float">
            <text:p>395</text:p>
          </table:table-cell>
          <table:table-cell table:formula="of:=[.L6]/[.$C$6]" office:value-type="float" office:value="0.246875" calcext:value-type="float">
            <text:p>0.246875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ecg-pink-M201Mo234Std41Sk-1Ku0.jpg</text:p>
          </table:table-cell>
          <table:table-cell office:value-type="float" office:value="2508" calcext:value-type="float">
            <text:p>2508</text:p>
          </table:table-cell>
          <table:table-cell office:value-type="float" office:value="4162" calcext:value-type="float">
            <text:p>4162</text:p>
          </table:table-cell>
          <table:table-cell table:formula="of:=1168-[.$N$7]" office:value-type="float" office:value="997" calcext:value-type="float">
            <text:p>997</text:p>
          </table:table-cell>
          <table:table-cell table:formula="of:=[.D7]/[.$C$7]" office:value-type="float" office:value="0.23954829408938" calcext:value-type="float">
            <text:p>0.2395482941</text:p>
          </table:table-cell>
          <table:table-cell table:formula="of:=2156-[.$N$7]" office:value-type="float" office:value="1985" calcext:value-type="float">
            <text:p>1985</text:p>
          </table:table-cell>
          <table:table-cell table:formula="of:=[.F7]/[.$C$7]" office:value-type="float" office:value="0.476934166266218" calcext:value-type="float">
            <text:p>0.4769341663</text:p>
          </table:table-cell>
          <table:table-cell table:formula="of:=3145-[.$N$7]" office:value-type="float" office:value="2974" calcext:value-type="float">
            <text:p>2974</text:p>
          </table:table-cell>
          <table:table-cell table:formula="of:=[.H7]/[.$C$7]" office:value-type="float" office:value="0.71456030754445" calcext:value-type="float">
            <text:p>0.7145603075</text:p>
          </table:table-cell>
          <table:table-cell table:formula="of:=4130-[.$N$7]" office:value-type="float" office:value="3959" calcext:value-type="float">
            <text:p>3959</text:p>
          </table:table-cell>
          <table:table-cell table:formula="of:=[.J7]/[.$C$7]" office:value-type="float" office:value="0.951225372417107" calcext:value-type="float">
            <text:p>0.9512253724</text:p>
          </table:table-cell>
          <table:table-cell table:formula="of:=[.F7]-[.D7]" office:value-type="float" office:value="988" calcext:value-type="float">
            <text:p>988</text:p>
          </table:table-cell>
          <table:table-cell table:formula="of:=[.L7]/[.$C$7]" office:value-type="float" office:value="0.237385872176838" calcext:value-type="float">
            <text:p>0.2373858722</text:p>
          </table:table-cell>
          <table:table-cell office:value-type="float" office:value="171" calcext:value-type="float">
            <text:p>171</text:p>
          </table:table-cell>
        </table:table-row>
        <table:table-row table:style-name="ro3">
          <table:table-cell office:value-type="string" calcext:value-type="string">
            <text:p>ecg-pink-M211Mo240Std33Sk-1Ku5.jpg</text:p>
          </table:table-cell>
          <table:table-cell office:value-type="float" office:value="981" calcext:value-type="float">
            <text:p>981</text:p>
          </table:table-cell>
          <table:table-cell office:value-type="float" office:value="1700" calcext:value-type="float">
            <text:p>1700</text:p>
          </table:table-cell>
          <table:table-cell table:formula="of:=465-[.$N$8]" office:value-type="float" office:value="401" calcext:value-type="float">
            <text:p>401</text:p>
          </table:table-cell>
          <table:table-cell table:formula="of:=[.D8]/[.$C$8]" office:value-type="float" office:value="0.235882352941176" calcext:value-type="float">
            <text:p>0.2358823529</text:p>
          </table:table-cell>
          <table:table-cell table:formula="of:=864-[.$N$8]" office:value-type="float" office:value="800" calcext:value-type="float">
            <text:p>800</text:p>
          </table:table-cell>
          <table:table-cell table:formula="of:=[.F8]/[.$C$8]" office:value-type="float" office:value="0.470588235294118" calcext:value-type="float">
            <text:p>0.4705882353</text:p>
          </table:table-cell>
          <table:table-cell table:formula="of:=1263-[.$N$8]" office:value-type="float" office:value="1199" calcext:value-type="float">
            <text:p>1199</text:p>
          </table:table-cell>
          <table:table-cell table:formula="of:=[.H8]/[.$C$8]" office:value-type="float" office:value="0.705294117647059" calcext:value-type="float">
            <text:p>0.7052941176</text:p>
          </table:table-cell>
          <table:table-cell table:formula="of:=1660-[.$N$8]" office:value-type="float" office:value="1596" calcext:value-type="float">
            <text:p>1596</text:p>
          </table:table-cell>
          <table:table-cell table:formula="of:=[.J8]/[.$C$8]" office:value-type="float" office:value="0.938823529411765" calcext:value-type="float">
            <text:p>0.9388235294</text:p>
          </table:table-cell>
          <table:table-cell table:formula="of:=[.F8]-[.D8]" office:value-type="float" office:value="399" calcext:value-type="float">
            <text:p>399</text:p>
          </table:table-cell>
          <table:table-cell table:formula="of:=[.L8]/[.$C$8]" office:value-type="float" office:value="0.234705882352941" calcext:value-type="float">
            <text:p>0.2347058824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ecg-pink-M224Mo249Std39Sk-2Ku7.jpg</text:p>
          </table:table-cell>
          <table:table-cell office:value-type="float" office:value="650" calcext:value-type="float">
            <text:p>650</text:p>
          </table:table-cell>
          <table:table-cell office:value-type="float" office:value="1393" calcext:value-type="float">
            <text:p>1393</text:p>
          </table:table-cell>
          <table:table-cell office:value-type="float" office:value="338" calcext:value-type="float">
            <text:p>338</text:p>
          </table:table-cell>
          <table:table-cell table:formula="of:=[.D9]/[.$C$9]" office:value-type="float" office:value="0.242641780330223" calcext:value-type="float">
            <text:p>0.2426417803</text:p>
          </table:table-cell>
          <table:table-cell office:value-type="float" office:value="677" calcext:value-type="float">
            <text:p>677</text:p>
          </table:table-cell>
          <table:table-cell table:formula="of:=[.F9]/[.$C$9]" office:value-type="float" office:value="0.486001435750179" calcext:value-type="float">
            <text:p>0.4860014358</text:p>
          </table:table-cell>
          <table:table-cell office:value-type="float" office:value="1015" calcext:value-type="float">
            <text:p>1015</text:p>
          </table:table-cell>
          <table:table-cell table:formula="of:=[.H9]/[.$C$9]" office:value-type="float" office:value="0.728643216080402" calcext:value-type="float">
            <text:p>0.7286432161</text:p>
          </table:table-cell>
          <table:table-cell office:value-type="float" office:value="1353" calcext:value-type="float">
            <text:p>1353</text:p>
          </table:table-cell>
          <table:table-cell table:formula="of:=[.J9]/[.$C$9]" office:value-type="float" office:value="0.971284996410625" calcext:value-type="float">
            <text:p>0.9712849964</text:p>
          </table:table-cell>
          <table:table-cell table:formula="of:=[.F9]-[.D9]" office:value-type="float" office:value="339" calcext:value-type="float">
            <text:p>339</text:p>
          </table:table-cell>
          <table:table-cell table:formula="of:=[.L9]/[.$C$9]" office:value-type="float" office:value="0.243359655419957" calcext:value-type="float">
            <text:p>0.243359655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cg-pink-M227Mo255Std41Sk-3Ku13.gif</text:p>
          </table:table-cell>
          <table:table-cell office:value-type="float" office:value="1079" calcext:value-type="float">
            <text:p>1079</text:p>
          </table:table-cell>
          <table:table-cell office:value-type="float" office:value="1950" calcext:value-type="float">
            <text:p>1950</text:p>
          </table:table-cell>
          <table:table-cell office:value-type="float" office:value="487" calcext:value-type="float">
            <text:p>487</text:p>
          </table:table-cell>
          <table:table-cell table:formula="of:=[.D10]/[.$C$10]" office:value-type="float" office:value="0.24974358974359" calcext:value-type="float">
            <text:p>0.2497435897</text:p>
          </table:table-cell>
          <table:table-cell office:value-type="float" office:value="968" calcext:value-type="float">
            <text:p>968</text:p>
          </table:table-cell>
          <table:table-cell table:formula="of:=[.F10]/[.$C$10]" office:value-type="float" office:value="0.496410256410256" calcext:value-type="float">
            <text:p>0.4964102564</text:p>
          </table:table-cell>
          <table:table-cell office:value-type="float" office:value="1448" calcext:value-type="float">
            <text:p>1448</text:p>
          </table:table-cell>
          <table:table-cell table:formula="of:=[.H10]/[.$C$10]" office:value-type="float" office:value="0.742564102564103" calcext:value-type="float">
            <text:p>0.7425641026</text:p>
          </table:table-cell>
          <table:table-cell office:value-type="float" office:value="1950" calcext:value-type="float">
            <text:p>1950</text:p>
          </table:table-cell>
          <table:table-cell table:formula="of:=[.J10]/[.$C$10]" office:value-type="float" office:value="1" calcext:value-type="float">
            <text:p>1</text:p>
          </table:table-cell>
          <table:table-cell table:formula="of:=[.F10]-[.D10]" office:value-type="float" office:value="481" calcext:value-type="float">
            <text:p>481</text:p>
          </table:table-cell>
          <table:table-cell table:formula="of:=[.L10]/[.$C$10]" office:value-type="float" office:value="0.246666666666667" calcext:value-type="float">
            <text:p>0.24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cg-pink-M234Mo253Std23Sk-2Ku14.jpg</text:p>
          </table:table-cell>
          <table:table-cell office:value-type="float" office:value="665" calcext:value-type="float">
            <text:p>665</text:p>
          </table:table-cell>
          <table:table-cell office:value-type="float" office:value="1200" calcext:value-type="float">
            <text:p>1200</text:p>
          </table:table-cell>
          <table:table-cell office:value-type="float" office:value="291" calcext:value-type="float">
            <text:p>291</text:p>
          </table:table-cell>
          <table:table-cell table:formula="of:=[.D11]/[.$C$11]" office:value-type="float" office:value="0.2425" calcext:value-type="float">
            <text:p>0.2425</text:p>
          </table:table-cell>
          <table:table-cell office:value-type="float" office:value="582" calcext:value-type="float">
            <text:p>582</text:p>
          </table:table-cell>
          <table:table-cell table:formula="of:=[.F11]/[.$C$11]" office:value-type="float" office:value="0.485" calcext:value-type="float">
            <text:p>0.485</text:p>
          </table:table-cell>
          <table:table-cell office:value-type="float" office:value="874" calcext:value-type="float">
            <text:p>874</text:p>
          </table:table-cell>
          <table:table-cell table:formula="of:=[.H11]/[.$C$11]" office:value-type="float" office:value="0.728333333333333" calcext:value-type="float">
            <text:p>0.7283333333</text:p>
          </table:table-cell>
          <table:table-cell office:value-type="float" office:value="1165" calcext:value-type="float">
            <text:p>1165</text:p>
          </table:table-cell>
          <table:table-cell table:formula="of:=[.J11]/[.$C$11]" office:value-type="float" office:value="0.970833333333333" calcext:value-type="float">
            <text:p>0.9708333333</text:p>
          </table:table-cell>
          <table:table-cell table:formula="of:=[.F11]-[.D11]" office:value-type="float" office:value="291" calcext:value-type="float">
            <text:p>291</text:p>
          </table:table-cell>
          <table:table-cell table:formula="of:=[.L11]/[.$C$11]" office:value-type="float" office:value="0.2425" calcext:value-type="float">
            <text:p>0.242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cg-pink-M235Mo255Std31Sk-4Ku22.jpg</text:p>
          </table:table-cell>
          <table:table-cell office:value-type="float" office:value="879" calcext:value-type="float">
            <text:p>879</text:p>
          </table:table-cell>
          <table:table-cell office:value-type="float" office:value="1279" calcext:value-type="float">
            <text:p>1279</text:p>
          </table:table-cell>
          <table:table-cell table:formula="of:=336-[.$N$12]" office:value-type="float" office:value="310" calcext:value-type="float">
            <text:p>310</text:p>
          </table:table-cell>
          <table:table-cell table:formula="of:=[.D12]/[.$C$12]" office:value-type="float" office:value="0.242376856919468" calcext:value-type="float">
            <text:p>0.2423768569</text:p>
          </table:table-cell>
          <table:table-cell table:formula="of:=650-[.$N$12]" office:value-type="float" office:value="624" calcext:value-type="float">
            <text:p>624</text:p>
          </table:table-cell>
          <table:table-cell table:formula="of:=[.F12]/[.$C$12]" office:value-type="float" office:value="0.487881157154027" calcext:value-type="float">
            <text:p>0.4878811572</text:p>
          </table:table-cell>
          <table:table-cell table:formula="of:=963-[.$N$12]" office:value-type="float" office:value="937" calcext:value-type="float">
            <text:p>937</text:p>
          </table:table-cell>
          <table:table-cell table:formula="of:=[.H12]/[.$C$12]" office:value-type="float" office:value="0.732603596559812" calcext:value-type="float">
            <text:p>0.7326035966</text:p>
          </table:table-cell>
          <table:table-cell table:formula="of:=1275-[.$N$12]" office:value-type="float" office:value="1249" calcext:value-type="float">
            <text:p>1249</text:p>
          </table:table-cell>
          <table:table-cell table:formula="of:=[.J12]/[.$C$12]" office:value-type="float" office:value="0.976544175136826" calcext:value-type="float">
            <text:p>0.9765441751</text:p>
          </table:table-cell>
          <table:table-cell table:formula="of:=[.F12]-[.D12]" office:value-type="float" office:value="314" calcext:value-type="float">
            <text:p>314</text:p>
          </table:table-cell>
          <table:table-cell table:formula="of:=[.L12]/[.$C$12]" office:value-type="float" office:value="0.245504300234558" calcext:value-type="float">
            <text:p>0.2455043002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table:number-columns-repeated="4"/>
          <table:table-cell table:formula="of:=AVERAGE([.E2:.E12])" office:value-type="float" office:value="0.244731137394482" calcext:value-type="float">
            <text:p>0.2447311374</text:p>
          </table:table-cell>
          <table:table-cell/>
          <table:table-cell table:formula="of:=AVERAGE([.G2:.G12])" office:value-type="float" office:value="0.484793157529211" calcext:value-type="float">
            <text:p>0.4847931575</text:p>
          </table:table-cell>
          <table:table-cell/>
          <table:table-cell table:formula="of:=AVERAGE([.I2:.I12])" office:value-type="float" office:value="0.725288775955028" calcext:value-type="float">
            <text:p>0.725288776</text:p>
          </table:table-cell>
          <table:table-cell/>
          <table:table-cell table:formula="of:=AVERAGE([.K2:.K12])" office:value-type="float" office:value="0.965447468393868" calcext:value-type="float">
            <text:p>0.9654474684</text:p>
          </table:table-cell>
          <table:table-cell/>
          <table:table-cell table:formula="of:=AVERAGE([.M2:.M12])" office:value-type="float" office:value="0.240062020134729" calcext:value-type="float">
            <text:p>0.2400620201</text:p>
          </table:table-cell>
          <table:table-cell/>
        </table:table-row>
        <table:table-row table:style-name="ro3">
          <table:table-cell table:number-columns-repeated="14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formula="of:=[.B16]-[.B15]" office:value-type="float" office:value="149" calcext:value-type="float">
            <text:p>149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19" calcext:value-type="float">
            <text:p>219</text:p>
          </table:table-cell>
          <table:table-cell table:formula="of:=[.B17]-[.B16]" office:value-type="float" office:value="146" calcext:value-type="float">
            <text:p>146</text:p>
          </table:table-cell>
          <table:table-cell table:formula="of:=[.B15]+[.$C$19]" office:value-type="float" office:value="219" calcext:value-type="float">
            <text:p>21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5" calcext:value-type="float">
            <text:p>365</text:p>
          </table:table-cell>
          <table:table-cell table:formula="of:=[.B18]-[.B17]" office:value-type="float" office:value="151" calcext:value-type="float">
            <text:p>151</text:p>
          </table:table-cell>
          <table:table-cell table:formula="of:=[.B16]+[.$C$19]" office:value-type="float" office:value="368" calcext:value-type="float">
            <text:p>36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16" calcext:value-type="float">
            <text:p>516</text:p>
          </table:table-cell>
          <table:table-cell table:formula="of:=AVERAGE([.C15:.C17])" office:value-type="float" office:value="148.666666666667" calcext:value-type="float">
            <text:p>148.6666666667</text:p>
          </table:table-cell>
          <table:table-cell table:formula="of:=[.B17]+[.$C$19]" office:value-type="float" office:value="514" calcext:value-type="float">
            <text:p>514</text:p>
          </table:table-cell>
          <table:table-cell table:number-columns-repeated="10"/>
        </table:table-row>
        <table:table-row table:style-name="ro3">
          <table:table-cell table:number-columns-repeated="2"/>
          <table:table-cell table:formula="of:=ROUND([.C18])" office:value-type="float" office:value="149" calcext:value-type="float">
            <text:p>14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3" table:target-range-address="Sheet4.A1:Sheet4.C71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16:28:59.494545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3:55:19.333720016</meta:creation-date>
    <dc:date>2014-08-03T19:32:29.086071659</dc:date>
    <meta:editing-duration>PT12M45S</meta:editing-duration>
    <meta:editing-cycles>15</meta:editing-cycles>
    <meta:generator>LibreOffice/4.2.5.2$Linux_X86_64 LibreOffice_project/420m0$Build-2</meta:generator>
    <meta:document-statistic meta:table-count="5" meta:cell-count="25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3cm" xlink:href=".." xlink:type="simple" chart:class="chart:line" chart:style-name="ch1">
        <chart:legend chart:legend-position="end" svg:x="14.462cm" svg:y="4.2cm" style:legend-expansion="high" chart:style-name="ch2"/>
        <chart:plot-area chart:style-name="ch3" table:cell-range-address="Sigmoide.A1:Sigmoide.B22" chart:data-source-has-labels="both" svg:x="0.77cm" svg:y="0.855cm" svg:width="13.052cm" svg:height="7.548cm">
          <chartooo:coordinate-region svg:x="1.522cm" svg:y="1.057cm" svg:width="11.897cm" svg:height="6.293cm"/>
          <chart:axis chart:dimension="x" chart:name="primary-x" chart:style-name="ch4" chartooo:axis-type="auto">
            <chartooo:date-scale/>
            <chart:categories table:cell-range-address="Sigmoide.A2:Sigmoide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gmoide.B2:Sigmoide.B22" chart:label-cell-address="Sigmoide.B1:Sigmoide.B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igmoide.B1:Sigmoide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igmoide.A2:Sigmoide.A22</svg:desc>
                </draw:g>
              </table:table-cell>
              <table:table-cell office:value-type="float" office:value="0.52497918747894">
                <text:p>0.52497918747894</text:p>
                <draw:g>
                  <svg:desc>Sigmoide.B2:Sigmoide.B22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7502081252106">
                <text:p>0.4750208125210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50166002687522">
                <text:p>0.45016600268752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25557483188341">
                <text:p>0.4255574831883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401312339887548">
                <text:p>0.4013123398875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77540668798145">
                <text:p>0.3775406687981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54343693774205">
                <text:p>0.35434369377420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31812227831834">
                <text:p>0.33181222783183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310025518872388">
                <text:p>0.3100255188723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9050497374996">
                <text:p>0.28905049737499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268941421369995">
                <text:p>0.26894142136999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249739894404882">
                <text:p>0.24973989440488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31475216500982">
                <text:p>0.2314752165009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214165016957441">
                <text:p>0.2141650169574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97816111441418">
                <text:p>0.19781611144141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82425523806356">
                <text:p>0.1824255238063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67981614866076">
                <text:p>0.16798161486607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54465265083535">
                <text:p>0.15446526508353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41851064900488">
                <text:p>0.1418510649004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30108474362998">
                <text:p>0.130108474362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27cm" svg:height="10.209cm" xlink:href=".." xlink:type="simple" chart:class="chart:line" chart:style-name="ch1">
        <chart:legend chart:legend-position="end" svg:x="25.422cm" svg:y="4.803cm" style:legend-expansion="high" chart:style-name="ch2"/>
        <chart:plot-area chart:style-name="ch3" table:cell-range-address="Sheet4.A1:Sheet4.B764" chart:data-source-has-labels="column" svg:x="1.015cm" svg:y="0.951cm" svg:width="23.277cm" svg:height="8.634cm">
          <chartooo:coordinate-region svg:x="1.271cm" svg:y="1.152cm" svg:width="22.167cm" svg:height="8.232cm"/>
          <chart:axis chart:dimension="x" chart:name="primary-x" chart:style-name="ch4" chartooo:axis-type="auto">
            <chartooo:date-scale/>
            <chart:categories table:cell-range-address="Sheet4.A1:Sheet4.A76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4.B1:Sheet4.B764" chart:class="chart:line">
            <chart:data-point chart:repeated="7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4.A1:Sheet4.A764</svg:desc>
                </draw:g>
              </table:table-cell>
              <table:table-cell office:value-type="float" office:value="-2">
                <text:p>-2</text:p>
                <draw:g>
                  <svg:desc>Sheet4.B1:Sheet4.B76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